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1.89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5.51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25.63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6.65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19:Sheet1.G119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2"/>
        <table:table-column table:style-name="co15" table:default-cell-style-name="ce23"/>
        <table:table-column table:style-name="co16" table:number-columns-repeated="3" table:default-cell-style-name="ce3"/>
        <table:table-column table:style-name="co17" table:default-cell-style-name="ce25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0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0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 table:style-name="ce27" office:value-type="string" calcext:value-type="string">
            <text:p>Remarques</text:p>
          </table:table-cell>
          <table:table-cell table:style-name="ce29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74" calcext:value-type="float">
            <text:p>374,00</text:p>
          </table:table-cell>
          <table:table-cell table:style-name="ce15"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N2]+([.M2]/20)+([.N2]/240)" office:value-type="float" office:value="0.5" calcext:value-type="float">
            <text:p>0,5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187" calcext:value-type="float">
            <text:p>187,0000</text:p>
          </table:table-cell>
          <table:table-cell table:formula="of:=[.S2]-[.T2]" office:value-type="float" office:value="-187" calcext:value-type="float">
            <text:p>-187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ans commu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N3]+([.M3]/20)+([.N3]/240)" office:value-type="float" office:value="0" calcext:value-type="float">
            <text:p>0,0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0" calcext:value-type="float">
            <text:p>0,0000</text:p>
          </table:table-cell>
          <table:table-cell table:formula="of:=[.S3]-[.T3]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uild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98" calcext:value-type="float">
            <text:p>598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4]+([.M4]/20)+([.N4]/240)" office:value-type="float" office:value="2" calcext:value-type="float">
            <text:p>2,00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1196" calcext:value-type="float">
            <text:p>1 196,0000</text:p>
          </table:table-cell>
          <table:table-cell table:formula="of:=[.S4]-[.T4]" office:value-type="float" office:value="-1196" calcext:value-type="float">
            <text:p>-1196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5]+([.M5]/20)+([.N5]/240)" office:value-type="float" office:value="2" calcext:value-type="float">
            <text:p>2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106" calcext:value-type="float">
            <text:p>106,0000</text:p>
          </table:table-cell>
          <table:table-cell table:formula="of:=[.S5]-[.T5]" office:value-type="float" office:value="-106" calcext:value-type="float">
            <text:p>-106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4287" calcext:value-type="float">
            <text:p>14 287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6]+([.M6]/20)+([.N6]/240)" office:value-type="float" office:value="2.25" calcext:value-type="float">
            <text:p>2,25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32145.75" calcext:value-type="float">
            <text:p>32 145,7500</text:p>
          </table:table-cell>
          <table:table-cell table:formula="of:=[.S6]-[.T6]" office:value-type="float" office:value="-32145.75" calcext:value-type="float">
            <text:p>-32145,75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7]+([.M7]/20)+([.N7]/240)" office:value-type="float" office:value="100" calcext:value-type="float">
            <text:p>100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100" calcext:value-type="float">
            <text:p>100,0000</text:p>
          </table:table-cell>
          <table:table-cell table:formula="of:=[.S7]-[.T7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392" calcext:value-type="float">
            <text:p>39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8]+([.M8]/20)+([.N8]/240)" office:value-type="float" office:value="0.75" calcext:value-type="float">
            <text:p>0,75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294" calcext:value-type="float">
            <text:p>294,0000</text:p>
          </table:table-cell>
          <table:table-cell table:formula="of:=[.S8]-[.T8]" office:value-type="float" office:value="-294" calcext:value-type="float">
            <text:p>-294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6" calcext:value-type="float">
            <text:p>116,00</text:p>
          </table:table-cell>
          <table:table-cell office:value-type="string" calcext:value-type="string">
            <text:p>douzain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9]+([.M9]/20)+([.N9]/240)" office:value-type="float" office:value="30" calcext:value-type="float">
            <text:p>30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3480" calcext:value-type="float">
            <text:p>3 480,0000</text:p>
          </table:table-cell>
          <table:table-cell table:formula="of:=[.S9]-[.T9]" office:value-type="float" office:value="-3480" calcext:value-type="float">
            <text:p>-3480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douzain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0]+([.M10]/20)+([.N10]/240)" office:value-type="float" office:value="100" calcext:value-type="float">
            <text:p>100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1800" calcext:value-type="float">
            <text:p>1 800,0000</text:p>
          </table:table-cell>
          <table:table-cell table:formula="of:=[.S10]-[.T10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11]+([.M11]/20)+([.N11]/240)" office:value-type="float" office:value="35" calcext:value-type="float">
            <text:p>35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350" calcext:value-type="float">
            <text:p>350,0000</text:p>
          </table:table-cell>
          <table:table-cell table:formula="of:=[.S11]-[.T11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iercon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2]+([.M12]/20)+([.N12]/240)" office:value-type="float" office:value="50" calcext:value-type="float">
            <text:p>50,0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500" calcext:value-type="float">
            <text:p>500,0000</text:p>
          </table:table-cell>
          <table:table-cell table:formula="of:=[.S12]-[.T12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quart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13]+([.M13]/20)+([.N13]/240)" office:value-type="float" office:value="35" calcext:value-type="float">
            <text:p>35,0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3500" calcext:value-type="float">
            <text:p>3 500,0000</text:p>
          </table:table-cell>
          <table:table-cell table:formula="of:=[.S13]-[.T13]" office:value-type="float" office:value="-3500" calcext:value-type="float">
            <text:p>-3500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d'acajo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table:number-columns-repeated="5"/>
          <table:table-cell table:style-name="ce21" table:formula="of:=[.L14]+([.M14]/20)+([.N14]/240)" office:value-type="float" office:value="0" calcext:value-type="float">
            <text:p>0,00000</text:p>
          </table:table-cell>
          <table:table-cell office:value-type="float" office:value="7677" calcext:value-type="float">
            <text:p>7677</text:p>
          </table:table-cell>
          <table:table-cell table:number-columns-repeated="2"/>
          <table:table-cell table:formula="of:=[.P14]+0.05*[.Q14]+[.R14]/240" office:value-type="float" office:value="7677" calcext:value-type="float">
            <text:p>7677</text:p>
          </table:table-cell>
          <table:table-cell table:formula="of:=[.J14]*[.O14]" office:value-type="float" office:value="0" calcext:value-type="float">
            <text:p>0,0000</text:p>
          </table:table-cell>
          <table:table-cell table:formula="of:=[.S14]-[.T14]" office:value-type="float" office:value="7677" calcext:value-type="float">
            <text:p>7677</text:p>
          </table:table-cell>
          <table:table-cell office:value-type="string" calcext:value-type="string">
            <text:p>valeur de 7677 L</text:p>
          </table:table-cell>
          <table:table-cell table:number-columns-repeated="100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nnet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douzain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5]+([.M15]/20)+([.N15]/240)" office:value-type="float" office:value="30" calcext:value-type="float">
            <text:p>30,0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150" calcext:value-type="float">
            <text:p>150,0000</text:p>
          </table:table-cell>
          <table:table-cell table:formula="of:=[.S15]-[.T15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16]+([.M16]/20)+([.N16]/240)" office:value-type="float" office:value="2.25" calcext:value-type="float">
            <text:p>2,25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506.25" calcext:value-type="float">
            <text:p>506,2500</text:p>
          </table:table-cell>
          <table:table-cell table:formula="of:=[.S16]-[.T16]" office:value-type="float" office:value="-506.25" calcext:value-type="float">
            <text:p>-506,25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llemand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8" calcext:value-type="float">
            <text:p>24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7]+([.M17]/20)+([.N17]/240)" office:value-type="float" office:value="2.5" calcext:value-type="float">
            <text:p>2,5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620" calcext:value-type="float">
            <text:p>620,0000</text:p>
          </table:table-cell>
          <table:table-cell table:formula="of:=[.S17]-[.T17]" office:value-type="float" office:value="-620" calcext:value-type="float">
            <text:p>-620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2048" calcext:value-type="float">
            <text:p>22 0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1" table:formula="of:=[.L18]+([.M18]/20)+([.N18]/240)" office:value-type="float" office:value="0.45" calcext:value-type="float">
            <text:p>0,45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9921.6" calcext:value-type="float">
            <text:p>9 921,6000</text:p>
          </table:table-cell>
          <table:table-cell table:formula="of:=[.S18]-[.T18]" office:value-type="float" office:value="-9921.6" calcext:value-type="float">
            <text:p>-9921,6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peaux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douzaines</text:p>
          </table:table-cell>
          <table:table-cell office:value-type="float" office:value="156" calcext:value-type="float">
            <text:p>156,000</text:p>
          </table:table-cell>
          <table:table-cell table:number-columns-repeated="2"/>
          <table:table-cell table:style-name="ce21" table:formula="of:=[.L19]+([.M19]/20)+([.N19]/240)" office:value-type="float" office:value="156" calcext:value-type="float">
            <text:p>156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4368" calcext:value-type="float">
            <text:p>4 368,0000</text:p>
          </table:table-cell>
          <table:table-cell table:formula="of:=[.S19]-[.T19]" office:value-type="float" office:value="-4368" calcext:value-type="float">
            <text:p>-4368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ussette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0]+([.M20]/20)+([.N20]/240)" office:value-type="float" office:value="24" calcext:value-type="float">
            <text:p>24,0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912" calcext:value-type="float">
            <text:p>912,0000</text:p>
          </table:table-cell>
          <table:table-cell table:formula="of:=[.S20]-[.T20]" office:value-type="float" office:value="-912" calcext:value-type="float">
            <text:p>-912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emises de toile bret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6" calcext:value-type="float">
            <text:p>106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1]+([.M21]/20)+([.N21]/240)" office:value-type="float" office:value="4.5" calcext:value-type="float">
            <text:p>4,5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477" calcext:value-type="float">
            <text:p>477,0000</text:p>
          </table:table-cell>
          <table:table-cell table:formula="of:=[.S21]-[.T21]" office:value-type="float" office:value="-477" calcext:value-type="float">
            <text:p>-477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000" calcext:value-type="float">
            <text:p>4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2]+([.M22]/20)+([.N22]/240)" office:value-type="float" office:value="1.5" calcext:value-type="float">
            <text:p>1,5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6000" calcext:value-type="float">
            <text:p>6 000,0000</text:p>
          </table:table-cell>
          <table:table-cell table:formula="of:=[.S22]-[.T22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300" calcext:value-type="float">
            <text:p>6 30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3]+([.M23]/20)+([.N23]/240)" office:value-type="float" office:value="10" calcext:value-type="float">
            <text:p>10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63000" calcext:value-type="float">
            <text:p>63 000,0000</text:p>
          </table:table-cell>
          <table:table-cell table:formula="of:=[.S23]-[.T23]" office:value-type="float" office:value="-63000" calcext:value-type="float">
            <text:p>-63000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emises de toile ray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7" calcext:value-type="float">
            <text:p>8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4]+([.M24]/20)+([.N24]/240)" office:value-type="float" office:value="2.5" calcext:value-type="float">
            <text:p>2,5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217.5" calcext:value-type="float">
            <text:p>217,5000</text:p>
          </table:table-cell>
          <table:table-cell table:formula="of:=[.S24]-[.T24]" office:value-type="float" office:value="-217.5" calcext:value-type="float">
            <text:p>-217,5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iquett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6.5" calcext:value-type="float">
            <text:p>26,50</text:p>
          </table:table-cell>
          <table:table-cell office:value-type="string" calcext:value-type="string">
            <text:p>aunes</text:p>
          </table:table-cell>
          <table:table-cell table:number-columns-repeated="3"/>
          <table:table-cell table:style-name="ce21" table:formula="of:=[.L25]+([.M25]/20)+([.N25]/240)" office:value-type="float" office:value="0" calcext:value-type="float">
            <text:p>0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0" calcext:value-type="float">
            <text:p>0,0000</text:p>
          </table:table-cell>
          <table:table-cell table:formula="of:=[.S25]-[.T25]" office:value-type="float" office:value="0" calcext:value-type="float">
            <text:p>0</text:p>
          </table:table-cell>
          <table:table-cell office:value-type="string" calcext:value-type="string">
            <text:p>à inconnu</text:p>
          </table:table-cell>
          <table:table-cell table:number-columns-repeated="100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ir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21" table:formula="of:=[.L26]+([.M26]/20)+([.N26]/240)" office:value-type="float" office:value="1.8" calcext:value-type="float">
            <text:p>1,8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900" calcext:value-type="float">
            <text:p>900,0000</text:p>
          </table:table-cell>
          <table:table-cell table:formula="of:=[.S26]-[.T26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20" calcext:value-type="float">
            <text:p>9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7]+([.M27]/20)+([.N27]/240)" office:value-type="float" office:value="0.75" calcext:value-type="float">
            <text:p>0,75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690" calcext:value-type="float">
            <text:p>690,0000</text:p>
          </table:table-cell>
          <table:table-cell table:formula="of:=[.S27]-[.T27]" office:value-type="float" office:value="-690" calcext:value-type="float">
            <text:p>-690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orps de jup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8]+([.M28]/20)+([.N28]/240)" office:value-type="float" office:value="10" calcext:value-type="float">
            <text:p>10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90" calcext:value-type="float">
            <text:p>90,0000</text:p>
          </table:table-cell>
          <table:table-cell table:formula="of:=[.S28]-[.T28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uirs de génisses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367" calcext:value-type="float">
            <text:p>5 367,00</text:p>
          </table:table-cell>
          <table:table-cell office:value-type="string" calcext:value-type="string">
            <text:p>cuir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9]+([.M29]/20)+([.N29]/240)" office:value-type="float" office:value="18" calcext:value-type="float">
            <text:p>18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96606" calcext:value-type="float">
            <text:p>96 606,0000</text:p>
          </table:table-cell>
          <table:table-cell table:formula="of:=[.S29]-[.T29]" office:value-type="float" office:value="-96606" calcext:value-type="float">
            <text:p>-96606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entelle de soye 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30]+([.M30]/20)+([.N30]/240)" office:value-type="float" office:value="40" calcext:value-type="float">
            <text:p>40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800" calcext:value-type="float">
            <text:p>800,0000</text:p>
          </table:table-cell>
          <table:table-cell table:formula="of:=[.S30]-[.T30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rap d'Angleterr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71" calcext:value-type="float">
            <text:p>271,00</text:p>
          </table:table-cell>
          <table:table-cell office:value-type="string" calcext:value-type="string">
            <text:p>au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31]+([.M31]/20)+([.N31]/240)" office:value-type="float" office:value="12" calcext:value-type="float">
            <text:p>12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3252" calcext:value-type="float">
            <text:p>3 252,0000</text:p>
          </table:table-cell>
          <table:table-cell table:formula="of:=[.S31]-[.T31]" office:value-type="float" office:value="-3252" calcext:value-type="float">
            <text:p>-3252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rap carisé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5" calcext:value-type="float">
            <text:p>155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32]+([.M32]/20)+([.N32]/240)" office:value-type="float" office:value="4" calcext:value-type="float">
            <text:p>4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620" calcext:value-type="float">
            <text:p>620,0000</text:p>
          </table:table-cell>
          <table:table-cell table:formula="of:=[.S32]-[.T32]" office:value-type="float" office:value="-620" calcext:value-type="float">
            <text:p>-620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rap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aun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33]+([.M33]/20)+([.N33]/240)" office:value-type="float" office:value="15" calcext:value-type="float">
            <text:p>15,0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900" calcext:value-type="float">
            <text:p>900,0000</text:p>
          </table:table-cell>
          <table:table-cell table:formula="of:=[.S33]-[.T33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rap de Louv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aun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34]+([.M34]/20)+([.N34]/240)" office:value-type="float" office:value="18" calcext:value-type="float">
            <text:p>18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126" calcext:value-type="float">
            <text:p>126,0000</text:p>
          </table:table-cell>
          <table:table-cell table:formula="of:=[.S34]-[.T34]" office:value-type="float" office:value="-126" calcext:value-type="float">
            <text:p>-126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986" calcext:value-type="float">
            <text:p>6 986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35]+([.M35]/20)+([.N35]/240)" office:value-type="float" office:value="3" calcext:value-type="float">
            <text:p>3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20958" calcext:value-type="float">
            <text:p>20 958,0000</text:p>
          </table:table-cell>
          <table:table-cell table:formula="of:=[.S35]-[.T35]" office:value-type="float" office:value="-20958" calcext:value-type="float">
            <text:p>-20958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36]+([.M36]/20)+([.N36]/240)" office:value-type="float" office:value="40" calcext:value-type="float">
            <text:p>40,0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2200" calcext:value-type="float">
            <text:p>2 200,0000</text:p>
          </table:table-cell>
          <table:table-cell table:formula="of:=[.S36]-[.T36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ventails f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douzain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37]+([.M37]/20)+([.N37]/240)" office:value-type="float" office:value="60" calcext:value-type="float">
            <text:p>60,0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360" calcext:value-type="float">
            <text:p>360,0000</text:p>
          </table:table-cell>
          <table:table-cell table:formula="of:=[.S37]-[.T37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à cou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38]+([.M38]/20)+([.N38]/240)" office:value-type="float" office:value="1.75" calcext:value-type="float">
            <text:p>1,75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43.75" calcext:value-type="float">
            <text:p>43,7500</text:p>
          </table:table-cell>
          <table:table-cell table:formula="of:=[.S38]-[.T38]" office:value-type="float" office:value="-43.75" calcext:value-type="float">
            <text:p>-43,75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lanell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9" calcext:value-type="float">
            <text:p>17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9]+([.M39]/20)+([.N39]/240)" office:value-type="float" office:value="2" calcext:value-type="float">
            <text:p>2,0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358" calcext:value-type="float">
            <text:p>358,0000</text:p>
          </table:table-cell>
          <table:table-cell table:formula="of:=[.S39]-[.T39]" office:value-type="float" office:value="-358" calcext:value-type="float">
            <text:p>-358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ans de cham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40]+([.M40]/20)+([.N40]/240)" office:value-type="float" office:value="0.6" calcext:value-type="float">
            <text:p>0,6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7.2" calcext:value-type="float">
            <text:p>7,2000</text:p>
          </table:table-cell>
          <table:table-cell table:formula="of:=[.S40]-[.T40]" office:value-type="float" office:value="-7.2" calcext:value-type="float">
            <text:p>-7,2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laces miroi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41]+([.M41]/20)+([.N41]/240)" office:value-type="float" office:value="30" calcext:value-type="float">
            <text:p>30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120" calcext:value-type="float">
            <text:p>120,0000</text:p>
          </table:table-cell>
          <table:table-cell table:formula="of:=[.S41]-[.T41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jupons piqu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42]+([.M42]/20)+([.N42]/240)" office:value-type="float" office:value="15" calcext:value-type="float">
            <text:p>15,0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165" calcext:value-type="float">
            <text:p>165,0000</text:p>
          </table:table-cell>
          <table:table-cell table:formula="of:=[.S42]-[.T42]" office:value-type="float" office:value="-165" calcext:value-type="float">
            <text:p>-165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anches brod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pai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43]+([.M43]/20)+([.N43]/240)" office:value-type="float" office:value="6" calcext:value-type="float">
            <text:p>6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2700" calcext:value-type="float">
            <text:p>2 700,0000</text:p>
          </table:table-cell>
          <table:table-cell table:formula="of:=[.S43]-[.T43]" office:value-type="float" office:value="-2700" calcext:value-type="float">
            <text:p>-2700</text:p>
          </table:table-cell>
          <table:table-cell table:style-name="ce28"/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anchettes de ba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0" calcext:value-type="float">
            <text:p>280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4]+([.M44]/20)+([.N44]/240)" office:value-type="float" office:value="3" calcext:value-type="float">
            <text:p>3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840" calcext:value-type="float">
            <text:p>840,0000</text:p>
          </table:table-cell>
          <table:table-cell table:formula="of:=[.S44]-[.T44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anchettes de femmes brod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air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45]+([.M45]/20)+([.N45]/240)" office:value-type="float" office:value="25" calcext:value-type="float">
            <text:p>25,0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1500" calcext:value-type="float">
            <text:p>1 500,0000</text:p>
          </table:table-cell>
          <table:table-cell table:formula="of:=[.S45]-[.T45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46]+([.M46]/20)+([.N46]/240)" office:value-type="float" office:value="1" calcext:value-type="float">
            <text:p>1,0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85" calcext:value-type="float">
            <text:p>85,0000</text:p>
          </table:table-cell>
          <table:table-cell table:formula="of:=[.S46]-[.T46]" office:value-type="float" office:value="-85" calcext:value-type="float">
            <text:p>-85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ol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9.75" calcext:value-type="float">
            <text:p>89,75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47]+([.M47]/20)+([.N47]/240)" office:value-type="float" office:value="3" calcext:value-type="float">
            <text:p>3,0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269.25" calcext:value-type="float">
            <text:p>269,2500</text:p>
          </table:table-cell>
          <table:table-cell table:formula="of:=[.S47]-[.T47]" office:value-type="float" office:value="-269.25" calcext:value-type="float">
            <text:p>-269,25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48]+([.M48]/20)+([.N48]/240)" office:value-type="float" office:value="15" calcext:value-type="float">
            <text:p>15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900" calcext:value-type="float">
            <text:p>900,0000</text:p>
          </table:table-cell>
          <table:table-cell table:formula="of:=[.S48]-[.T48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25" calcext:value-type="float">
            <text:p>425,00</text:p>
          </table:table-cell>
          <table:table-cell office:value-type="string" calcext:value-type="string">
            <text:p>douzain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49]+([.M49]/20)+([.N49]/240)" office:value-type="float" office:value="15" calcext:value-type="float">
            <text:p>15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6375" calcext:value-type="float">
            <text:p>6 375,0000</text:p>
          </table:table-cell>
          <table:table-cell table:formula="of:=[.S49]-[.T49]" office:value-type="float" office:value="-6375" calcext:value-type="float">
            <text:p>-6375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ouchoirsde Masulipat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50]+([.M50]/20)+([.N50]/240)" office:value-type="float" office:value="28" calcext:value-type="float">
            <text:p>28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1680" calcext:value-type="float">
            <text:p>1 680,0000</text:p>
          </table:table-cell>
          <table:table-cell table:formula="of:=[.S50]-[.T50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bâ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8" calcext:value-type="float">
            <text:p>288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51]+([.M51]/20)+([.N51]/240)" office:value-type="float" office:value="2.5" calcext:value-type="float">
            <text:p>2,5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720" calcext:value-type="float">
            <text:p>720,0000</text:p>
          </table:table-cell>
          <table:table-cell table:formula="of:=[.S51]-[.T51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bâ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90" calcext:value-type="float">
            <text:p>1 490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52]+([.M52]/20)+([.N52]/240)" office:value-type="float" office:value="12" calcext:value-type="float">
            <text:p>12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17880" calcext:value-type="float">
            <text:p>17 880,0000</text:p>
          </table:table-cell>
          <table:table-cell table:formula="of:=[.S52]-[.T52]" office:value-type="float" office:value="-17880" calcext:value-type="float">
            <text:p>-17880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à bull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102" calcext:value-type="float">
            <text:p>2 102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53]+([.M53]/20)+([.N53]/240)" office:value-type="float" office:value="4" calcext:value-type="float">
            <text:p>4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8408" calcext:value-type="float">
            <text:p>8 408,0000</text:p>
          </table:table-cell>
          <table:table-cell table:formula="of:=[.S53]-[.T53]" office:value-type="float" office:value="-8408" calcext:value-type="float">
            <text:p>-8408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460" calcext:value-type="float">
            <text:p>3 460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54]+([.M54]/20)+([.N54]/240)" office:value-type="float" office:value="3" calcext:value-type="float">
            <text:p>3,0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10380" calcext:value-type="float">
            <text:p>10 380,0000</text:p>
          </table:table-cell>
          <table:table-cell table:formula="of:=[.S54]-[.T54]" office:value-type="float" office:value="-10380" calcext:value-type="float">
            <text:p>-10380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mouton aprêt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55]+([.M55]/20)+([.N55]/240)" office:value-type="float" office:value="1" calcext:value-type="float">
            <text:p>1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900" calcext:value-type="float">
            <text:p>900,0000</text:p>
          </table:table-cell>
          <table:table-cell table:formula="of:=[.S55]-[.T55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57" calcext:value-type="float">
            <text:p>657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56]+([.M56]/20)+([.N56]/240)" office:value-type="float" office:value="36" calcext:value-type="float">
            <text:p>36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23652" calcext:value-type="float">
            <text:p>23 652,0000</text:p>
          </table:table-cell>
          <table:table-cell table:formula="of:=[.S56]-[.T56]" office:value-type="float" office:value="-23652" calcext:value-type="float">
            <text:p>-23652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oisson dit jul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42" calcext:value-type="float">
            <text:p>84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57]+([.M57]/20)+([.N57]/240)" office:value-type="float" office:value="0.1" calcext:value-type="float">
            <text:p>0,1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84.2" calcext:value-type="float">
            <text:p>84,2000</text:p>
          </table:table-cell>
          <table:table-cell table:formula="of:=[.S57]-[.T57]" office:value-type="float" office:value="-84.2" calcext:value-type="float">
            <text:p>-84,2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atine gris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aun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58]+([.M58]/20)+([.N58]/240)" office:value-type="float" office:value="10" calcext:value-type="float">
            <text:p>10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230" calcext:value-type="float">
            <text:p>230,0000</text:p>
          </table:table-cell>
          <table:table-cell table:formula="of:=[.S58]-[.T58]" office:value-type="float" office:value="-230" calcext:value-type="float">
            <text:p>-23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edingottes des pr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59]+([.M59]/20)+([.N59]/240)" office:value-type="float" office:value="10" calcext:value-type="float">
            <text:p>10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110" calcext:value-type="float">
            <text:p>110,0000</text:p>
          </table:table-cell>
          <table:table-cell table:formula="of:=[.S59]-[.T59]" office:value-type="float" office:value="-110" calcext:value-type="float">
            <text:p>-11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obes de chambre d'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60]+([.M60]/20)+([.N60]/240)" office:value-type="float" office:value="10" calcext:value-type="float">
            <text:p>10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240" calcext:value-type="float">
            <text:p>240,0000</text:p>
          </table:table-cell>
          <table:table-cell table:formula="of:=[.S60]-[.T60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ogues de stockfich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61]+([.M61]/20)+([.N61]/240)" office:value-type="float" office:value="24" calcext:value-type="float">
            <text:p>24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576" calcext:value-type="float">
            <text:p>576,0000</text:p>
          </table:table-cell>
          <table:table-cell table:formula="of:=[.S61]-[.T61]" office:value-type="float" office:value="-576" calcext:value-type="float">
            <text:p>-576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tinkerq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62]+([.M62]/20)+([.N62]/240)" office:value-type="float" office:value="40" calcext:value-type="float">
            <text:p>40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2400" calcext:value-type="float">
            <text:p>2 400,0000</text:p>
          </table:table-cell>
          <table:table-cell table:formula="of:=[.S62]-[.T62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100" calcext:value-type="float">
            <text:p>2 100,00</text:p>
          </table:table-cell>
          <table:table-cell office:value-type="string" calcext:value-type="string">
            <text:p>livres</text:p>
          </table:table-cell>
          <table:table-cell office:value-type="float" office:value="0.32" calcext:value-type="float">
            <text:p>0,320</text:p>
          </table:table-cell>
          <table:table-cell table:number-columns-repeated="2"/>
          <table:table-cell table:style-name="ce21" table:formula="of:=[.L63]+([.M63]/20)+([.N63]/240)" office:value-type="float" office:value="0.32" calcext:value-type="float">
            <text:p>0,32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672" calcext:value-type="float">
            <text:p>672,0000</text:p>
          </table:table-cell>
          <table:table-cell table:formula="of:=[.S63]-[.T63]" office:value-type="float" office:value="-672" calcext:value-type="float">
            <text:p>-672</text:p>
          </table:table-cell>
          <table:table-cell office:value-type="string" calcext:value-type="string">
            <text:p>32 L %</text:p>
          </table:table-cell>
          <table:table-cell table:number-columns-repeated="100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ucre rafin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22" calcext:value-type="float">
            <text:p>22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1" table:formula="of:=[.L64]+([.M64]/20)+([.N64]/240)" office:value-type="float" office:value="0.8" calcext:value-type="float">
            <text:p>0,8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177.6" calcext:value-type="float">
            <text:p>177,6000</text:p>
          </table:table-cell>
          <table:table-cell table:formula="of:=[.S64]-[.T64]" office:value-type="float" office:value="-177.6" calcext:value-type="float">
            <text:p>-177,6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157" calcext:value-type="float">
            <text:p>4 15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65]+([.M65]/20)+([.N65]/240)" office:value-type="float" office:value="0.35" calcext:value-type="float">
            <text:p>0,35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1454.95" calcext:value-type="float">
            <text:p>1 454,9500</text:p>
          </table:table-cell>
          <table:table-cell table:formula="of:=[.S65]-[.T65]" office:value-type="float" office:value="-1454.95" calcext:value-type="float">
            <text:p>-1454,95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bac haché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03" calcext:value-type="float">
            <text:p>1 10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66]+([.M66]/20)+([.N66]/240)" office:value-type="float" office:value="1" calcext:value-type="float">
            <text:p>1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1103" calcext:value-type="float">
            <text:p>1 103,0000</text:p>
          </table:table-cell>
          <table:table-cell table:formula="of:=[.S66]-[.T66]" office:value-type="float" office:value="-1103" calcext:value-type="float">
            <text:p>-1103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21" table:formula="of:=[.L67]+([.M67]/20)+([.N67]/240)" office:value-type="float" office:value="0" calcext:value-type="float">
            <text:p>0,0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0" calcext:value-type="float">
            <text:p>0,0000</text:p>
          </table:table-cell>
          <table:table-cell table:formula="of:=[.S67]-[.T67]" office:value-type="float" office:value="0" calcext:value-type="float">
            <text:p>0</text:p>
          </table:table-cell>
          <table:table-cell office:value-type="string" calcext:value-type="string">
            <text:p>à. Le poids 2 L 5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s ba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68]+([.M68]/20)+([.N68]/240)" office:value-type="float" office:value="30" calcext:value-type="float">
            <text:p>30,0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3000" calcext:value-type="float">
            <text:p>3 000,0000</text:p>
          </table:table-cell>
          <table:table-cell table:formula="of:=[.S68]-[.T68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9362" calcext:value-type="float">
            <text:p>19 36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69]+([.M69]/20)+([.N69]/240)" office:value-type="float" office:value="1.75" calcext:value-type="float">
            <text:p>1,75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33883.5" calcext:value-type="float">
            <text:p>33 883,5000</text:p>
          </table:table-cell>
          <table:table-cell table:formula="of:=[.S69]-[.T69]" office:value-type="float" office:value="-33883.5" calcext:value-type="float">
            <text:p>-33883,5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35650" calcext:value-type="float">
            <text:p>235 650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70]+([.M70]/20)+([.N70]/240)" office:value-type="float" office:value="6" calcext:value-type="float">
            <text:p>6,0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1413900" calcext:value-type="float">
            <text:p>1 413 900,0000</text:p>
          </table:table-cell>
          <table:table-cell table:formula="of:=[.S70]-[.T70]" office:value-type="float" office:value="-1413900" calcext:value-type="float">
            <text:p>-1413900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8241" calcext:value-type="float">
            <text:p>208 24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1" table:formula="of:=[.L71]+([.M71]/20)+([.N71]/240)" office:value-type="float" office:value="1.1" calcext:value-type="float">
            <text:p>1,1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229065.1" calcext:value-type="float">
            <text:p>229 065,1000</text:p>
          </table:table-cell>
          <table:table-cell table:formula="of:=[.S71]-[.T71]" office:value-type="float" office:value="-229065.1" calcext:value-type="float">
            <text:p>-229065,1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4800" calcext:value-type="float">
            <text:p>54 800,00</text:p>
          </table:table-cell>
          <table:table-cell office:value-type="string" calcext:value-type="string">
            <text:p>pièces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1" table:formula="of:=[.L72]+([.M72]/20)+([.N72]/240)" office:value-type="float" office:value="13" calcext:value-type="float">
            <text:p>13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712400" calcext:value-type="float">
            <text:p>712 400,0000</text:p>
          </table:table-cell>
          <table:table-cell table:formula="of:=[.S72]-[.T72]" office:value-type="float" office:value="-712400" calcext:value-type="float">
            <text:p>-712400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0412" calcext:value-type="float">
            <text:p>40 41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73]+([.M73]/20)+([.N73]/240)" office:value-type="float" office:value="2.25" calcext:value-type="float">
            <text:p>2,25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90927" calcext:value-type="float">
            <text:p>90 927,0000</text:p>
          </table:table-cell>
          <table:table-cell table:formula="of:=[.S73]-[.T73]" office:value-type="float" office:value="-90927" calcext:value-type="float">
            <text:p>-90927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7299" calcext:value-type="float">
            <text:p>47 29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74]+([.M74]/20)+([.N74]/240)" office:value-type="float" office:value="0.85" calcext:value-type="float">
            <text:p>0,85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40204.15" calcext:value-type="float">
            <text:p>40 204,1500</text:p>
          </table:table-cell>
          <table:table-cell table:formula="of:=[.S74]-[.T74]" office:value-type="float" office:value="-40204.15" calcext:value-type="float">
            <text:p>-40204,15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pièc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1" table:formula="of:=[.L75]+([.M75]/20)+([.N75]/240)" office:value-type="float" office:value="140" calcext:value-type="float">
            <text:p>140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8540" calcext:value-type="float">
            <text:p>8 540,0000</text:p>
          </table:table-cell>
          <table:table-cell table:formula="of:=[.S75]-[.T75]" office:value-type="float" office:value="-8540" calcext:value-type="float">
            <text:p>-8540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37260" calcext:value-type="float">
            <text:p>437 2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76]+([.M76]/20)+([.N76]/240)" office:value-type="float" office:value="1.4" calcext:value-type="float">
            <text:p>1,4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612164" calcext:value-type="float">
            <text:p>612 164,0000</text:p>
          </table:table-cell>
          <table:table-cell table:formula="of:=[.S76]-[.T76]" office:value-type="float" office:value="-612164" calcext:value-type="float">
            <text:p>-612164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entr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484" calcext:value-type="float">
            <text:p>13 48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77]+([.M77]/20)+([.N77]/240)" office:value-type="float" office:value="1.2" calcext:value-type="float">
            <text:p>1,2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16180.8" calcext:value-type="float">
            <text:p>16 180,8000</text:p>
          </table:table-cell>
          <table:table-cell table:formula="of:=[.S77]-[.T77]" office:value-type="float" office:value="-16180.8" calcext:value-type="float">
            <text:p>-16180,8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78]+([.M78]/20)+([.N78]/240)" office:value-type="float" office:value="60" calcext:value-type="float">
            <text:p>60,0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6240" calcext:value-type="float">
            <text:p>6 240,0000</text:p>
          </table:table-cell>
          <table:table-cell table:formula="of:=[.S78]-[.T78]" office:value-type="float" office:value="-6240" calcext:value-type="float">
            <text:p>-6240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50882" calcext:value-type="float">
            <text:p>750 88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79]+([.M79]/20)+([.N79]/240)" office:value-type="float" office:value="1.4" calcext:value-type="float">
            <text:p>1,4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1051234.8" calcext:value-type="float">
            <text:p>1 051 234,8000</text:p>
          </table:table-cell>
          <table:table-cell table:formula="of:=[.S79]-[.T79]" office:value-type="float" office:value="-1051234.8" calcext:value-type="float">
            <text:p>-1051234,8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6736" calcext:value-type="float">
            <text:p>16 73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1" table:formula="of:=[.L80]+([.M80]/20)+([.N80]/240)" office:value-type="float" office:value="0.8" calcext:value-type="float">
            <text:p>0,8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13388.8" calcext:value-type="float">
            <text:p>13 388,8000</text:p>
          </table:table-cell>
          <table:table-cell table:formula="of:=[.S80]-[.T80]" office:value-type="float" office:value="-13388.8" calcext:value-type="float">
            <text:p>-13388,8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de Landernea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1" table:formula="of:=[.L81]+([.M81]/20)+([.N81]/240)" office:value-type="float" office:value="1.1" calcext:value-type="float">
            <text:p>1,1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990" calcext:value-type="float">
            <text:p>990,0000</text:p>
          </table:table-cell>
          <table:table-cell table:formula="of:=[.S81]-[.T81]" office:value-type="float" office:value="-990" calcext:value-type="float">
            <text:p>-990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928" calcext:value-type="float">
            <text:p>92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82]+([.M82]/20)+([.N82]/240)" office:value-type="float" office:value="1.4" calcext:value-type="float">
            <text:p>1,4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1299.2" calcext:value-type="float">
            <text:p>1 299,2000</text:p>
          </table:table-cell>
          <table:table-cell table:formula="of:=[.S82]-[.T82]" office:value-type="float" office:value="-1299.2" calcext:value-type="float">
            <text:p>-1299,2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6969" calcext:value-type="float">
            <text:p>56 96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83]+([.M83]/20)+([.N83]/240)" office:value-type="float" office:value="0.9" calcext:value-type="float">
            <text:p>0,9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51272.1" calcext:value-type="float">
            <text:p>51 272,1000</text:p>
          </table:table-cell>
          <table:table-cell table:formula="of:=[.S83]-[.T83]" office:value-type="float" office:value="-51272.1" calcext:value-type="float">
            <text:p>-51272,1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326" calcext:value-type="float">
            <text:p>5 32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84]+([.M84]/20)+([.N84]/240)" office:value-type="float" office:value="0.85" calcext:value-type="float">
            <text:p>0,85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4527.1" calcext:value-type="float">
            <text:p>4 527,1000</text:p>
          </table:table-cell>
          <table:table-cell table:formula="of:=[.S84]-[.T84]" office:value-type="float" office:value="-4527.1" calcext:value-type="float">
            <text:p>-4527,1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calada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40" calcext:value-type="float">
            <text:p>1 0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85]+([.M85]/20)+([.N85]/240)" office:value-type="float" office:value="2.25" calcext:value-type="float">
            <text:p>2,25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2340" calcext:value-type="float">
            <text:p>2 340,0000</text:p>
          </table:table-cell>
          <table:table-cell table:formula="of:=[.S85]-[.T85]" office:value-type="float" office:value="-2340" calcext:value-type="float">
            <text:p>-2340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027" calcext:value-type="float">
            <text:p>3 02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86]+([.M86]/20)+([.N86]/240)" office:value-type="float" office:value="3.5" calcext:value-type="float">
            <text:p>3,5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10594.5" calcext:value-type="float">
            <text:p>10 594,5000</text:p>
          </table:table-cell>
          <table:table-cell table:formula="of:=[.S86]-[.T86]" office:value-type="float" office:value="-10594.5" calcext:value-type="float">
            <text:p>-10594,5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87]+([.M87]/20)+([.N87]/240)" office:value-type="float" office:value="1.75" calcext:value-type="float">
            <text:p>1,75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131.25" calcext:value-type="float">
            <text:p>131,2500</text:p>
          </table:table-cell>
          <table:table-cell table:formula="of:=[.S87]-[.T87]" office:value-type="float" office:value="-131.25" calcext:value-type="float">
            <text:p>-131,25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table:number-columns-repeated="5"/>
          <table:table-cell table:style-name="ce21" table:formula="of:=[.L88]+([.M88]/20)+([.N88]/240)" office:value-type="float" office:value="0" calcext:value-type="float">
            <text:p>0,00000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table:formula="of:=[.P88]+0.05*[.Q88]+[.R88]/240" office:value-type="float" office:value="9500" calcext:value-type="float">
            <text:p>9500</text:p>
          </table:table-cell>
          <table:table-cell table:formula="of:=[.J88]*[.O88]" office:value-type="float" office:value="0" calcext:value-type="float">
            <text:p>0,0000</text:p>
          </table:table-cell>
          <table:table-cell table:formula="of:=[.S88]-[.T88]" office:value-type="float" office:value="9500" calcext:value-type="float">
            <text:p>9500</text:p>
          </table:table-cell>
          <table:table-cell office:value-type="string" calcext:value-type="string">
            <text:p>valeur de 9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Fr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4" calcext:value-type="float">
            <text:p>13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89]+([.M89]/20)+([.N89]/240)" office:value-type="float" office:value="1" calcext:value-type="float">
            <text:p>1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134" calcext:value-type="float">
            <text:p>134,0000</text:p>
          </table:table-cell>
          <table:table-cell table:formula="of:=[.S89]-[.T89]" office:value-type="float" office:value="-134" calcext:value-type="float">
            <text:p>-134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Guing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174" calcext:value-type="float">
            <text:p>7 1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90]+([.M90]/20)+([.N90]/240)" office:value-type="float" office:value="0.9" calcext:value-type="float">
            <text:p>0,9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6456.6" calcext:value-type="float">
            <text:p>6 456,6000</text:p>
          </table:table-cell>
          <table:table-cell table:formula="of:=[.S90]-[.T90]" office:value-type="float" office:value="-6456.6" calcext:value-type="float">
            <text:p>-6456,6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7" calcext:value-type="float">
            <text:p>247,00</text:p>
          </table:table-cell>
          <table:table-cell office:value-type="string" calcext:value-type="string">
            <text:p>au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91]+([.M91]/20)+([.N91]/240)" office:value-type="float" office:value="4" calcext:value-type="float">
            <text:p>4,0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988" calcext:value-type="float">
            <text:p>988,0000</text:p>
          </table:table-cell>
          <table:table-cell table:formula="of:=[.S91]-[.T91]" office:value-type="float" office:value="-988" calcext:value-type="float">
            <text:p>-988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188" calcext:value-type="float">
            <text:p>4 188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92]+([.M92]/20)+([.N92]/240)" office:value-type="float" office:value="4.25" calcext:value-type="float">
            <text:p>4,25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17799" calcext:value-type="float">
            <text:p>17 799,0000</text:p>
          </table:table-cell>
          <table:table-cell table:formula="of:=[.S92]-[.T92]" office:value-type="float" office:value="-17799" calcext:value-type="float">
            <text:p>-17799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18" calcext:value-type="float">
            <text:p>61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93]+([.M93]/20)+([.N93]/240)" office:value-type="float" office:value="1" calcext:value-type="float">
            <text:p>1,0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618" calcext:value-type="float">
            <text:p>618,0000</text:p>
          </table:table-cell>
          <table:table-cell table:formula="of:=[.S93]-[.T93]" office:value-type="float" office:value="-618" calcext:value-type="float">
            <text:p>-618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ro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96" calcext:value-type="float">
            <text:p>1 29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94]+([.M94]/20)+([.N94]/240)" office:value-type="float" office:value="2" calcext:value-type="float">
            <text:p>2,0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2592" calcext:value-type="float">
            <text:p>2 592,0000</text:p>
          </table:table-cell>
          <table:table-cell table:formula="of:=[.S94]-[.T94]" office:value-type="float" office:value="-2592" calcext:value-type="float">
            <text:p>-2592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elour de gue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95]+([.M95]/20)+([.N95]/240)" office:value-type="float" office:value="2" calcext:value-type="float">
            <text:p>2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216" calcext:value-type="float">
            <text:p>216,0000</text:p>
          </table:table-cell>
          <table:table-cell table:formula="of:=[.S95]-[.T95]" office:value-type="float" office:value="-216" calcext:value-type="float">
            <text:p>-216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1" table:formula="of:=[.L96]+([.M96]/20)+([.N96]/240)" office:value-type="float" office:value="0.075" calcext:value-type="float">
            <text:p>0,075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4.5" calcext:value-type="float">
            <text:p>4,5000</text:p>
          </table:table-cell>
          <table:table-cell table:formula="of:=[.S96]-[.T96]" office:value-type="float" office:value="-4.5" calcext:value-type="float">
            <text:p>-4,5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estes d'Estames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97]+([.M97]/20)+([.N97]/240)" office:value-type="float" office:value="15" calcext:value-type="float">
            <text:p>15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270" calcext:value-type="float">
            <text:p>270,0000</text:p>
          </table:table-cell>
          <table:table-cell table:formula="of:=[.S97]-[.T97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tonneaux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98]+([.M98]/20)+([.N98]/240)" office:value-type="float" office:value="300" calcext:value-type="float">
            <text:p>300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450" calcext:value-type="float">
            <text:p>450,0000</text:p>
          </table:table-cell>
          <table:table-cell table:formula="of:=[.S98]-[.T98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uzain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99]+([.M99]/20)+([.N99]/240)" office:value-type="float" office:value="30" calcext:value-type="float">
            <text:p>30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200" calcext:value-type="float">
            <text:p>1 200,0000</text:p>
          </table:table-cell>
          <table:table-cell table:formula="of:=[.S99]-[.T99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100]+([.M100]/20)+([.N100]/240)" office:value-type="float" office:value="35" calcext:value-type="float">
            <text:p>35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1680" calcext:value-type="float">
            <text:p>1 680,0000</text:p>
          </table:table-cell>
          <table:table-cell table:formula="of:=[.S100]-[.T100]" office:value-type="float" office:value="-1680" calcext:value-type="float">
            <text:p>-168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tiercon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01]+([.M101]/20)+([.N101]/240)" office:value-type="float" office:value="50" calcext:value-type="float">
            <text:p>50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2000" calcext:value-type="float">
            <text:p>2 000,0000</text:p>
          </table:table-cell>
          <table:table-cell table:formula="of:=[.S101]-[.T101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4" calcext:value-type="float">
            <text:p>124,00</text:p>
          </table:table-cell>
          <table:table-cell office:value-type="string" calcext:value-type="string">
            <text:p>quart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102]+([.M102]/20)+([.N102]/240)" office:value-type="float" office:value="35" calcext:value-type="float">
            <text:p>35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4340" calcext:value-type="float">
            <text:p>4 340,0000</text:p>
          </table:table-cell>
          <table:table-cell table:formula="of:=[.S102]-[.T102]" office:value-type="float" office:value="-4340" calcext:value-type="float">
            <text:p>-4340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table:style-name="ce8"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2807" calcext:value-type="float">
            <text:p>162 8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1" table:formula="of:=[.L103]+([.M103]/20)+([.N103]/240)" office:value-type="float" office:value="0.375" calcext:value-type="float">
            <text:p>0,375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61052.625" calcext:value-type="float">
            <text:p>61 052,6250</text:p>
          </table:table-cell>
          <table:table-cell table:formula="of:=[.S103]-[.T103]" office:value-type="float" office:value="-61052.625" calcext:value-type="float">
            <text:p>-61052,63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d'acajo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16" calcext:value-type="float">
            <text:p>316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04]+([.M104]/20)+([.N104]/240)" office:value-type="float" office:value="5" calcext:value-type="float">
            <text:p>5,0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1580" calcext:value-type="float">
            <text:p>1 580,0000</text:p>
          </table:table-cell>
          <table:table-cell table:formula="of:=[.S104]-[.T104]" office:value-type="float" office:value="-1580" calcext:value-type="float">
            <text:p>-1580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86258" calcext:value-type="float">
            <text:p>386 258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05]+([.M105]/20)+([.N105]/240)" office:value-type="float" office:value="4" calcext:value-type="float">
            <text:p>4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1545032" calcext:value-type="float">
            <text:p>1 545 032,0000</text:p>
          </table:table-cell>
          <table:table-cell table:formula="of:=[.S105]-[.T105]" office:value-type="float" office:value="-1545032" calcext:value-type="float">
            <text:p>-1545032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87000" calcext:value-type="float">
            <text:p>187 00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1" table:formula="of:=[.L106]+([.M106]/20)+([.N106]/240)" office:value-type="float" office:value="0.25" calcext:value-type="float">
            <text:p>0,25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46750" calcext:value-type="float">
            <text:p>46 750,0000</text:p>
          </table:table-cell>
          <table:table-cell table:formula="of:=[.S106]-[.T106]" office:value-type="float" office:value="-46750" calcext:value-type="float">
            <text:p>-46750</text:p>
          </table:table-cell>
          <table:table-cell office:value-type="string" calcext:value-type="string">
            <text:p>25 L %</text:p>
          </table:table-cell>
          <table:table-cell table:number-columns-repeated="100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8" calcext:value-type="float">
            <text:p>1758</text:p>
          </table:table-cell>
          <table:table-cell table:style-name="ce8" office:value-type="string" calcext:value-type="string">
            <text:p>bouilloires de cui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07]+([.M107]/20)+([.N107]/240)" office:value-type="float" office:value="5" calcext:value-type="float">
            <text:p>5,0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210" calcext:value-type="float">
            <text:p>210,0000</text:p>
          </table:table-cell>
          <table:table-cell table:formula="of:=[.S107]-[.T107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table:style-name="ce8"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0691" calcext:value-type="float">
            <text:p>500 6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1" table:formula="of:=[.L108]+([.M108]/20)+([.N108]/240)" office:value-type="float" office:value="0.775" calcext:value-type="float">
            <text:p>0,775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388035.525" calcext:value-type="float">
            <text:p>388 035,5250</text:p>
          </table:table-cell>
          <table:table-cell table:formula="of:=[.S108]-[.T108]" office:value-type="float" office:value="-388035.525" calcext:value-type="float">
            <text:p>-388035,53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table:style-name="ce8"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7757" calcext:value-type="float">
            <text:p>57 75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09]+([.M109]/20)+([.N109]/240)" office:value-type="float" office:value="0.75" calcext:value-type="float">
            <text:p>0,75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43317.75" calcext:value-type="float">
            <text:p>43 317,7500</text:p>
          </table:table-cell>
          <table:table-cell table:formula="of:=[.S109]-[.T109]" office:value-type="float" office:value="-43317.75" calcext:value-type="float">
            <text:p>-43317,75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peaux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66" calcext:value-type="float">
            <text:p>266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10]+([.M110]/20)+([.N110]/240)" office:value-type="float" office:value="4" calcext:value-type="float">
            <text:p>4,0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1064" calcext:value-type="float">
            <text:p>1 064,0000</text:p>
          </table:table-cell>
          <table:table-cell table:formula="of:=[.S110]-[.T110]" office:value-type="float" office:value="-1064" calcext:value-type="float">
            <text:p>-1064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pièce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111]+([.M111]/20)+([.N111]/240)" office:value-type="float" office:value="17" calcext:value-type="float">
            <text:p>17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2720" calcext:value-type="float">
            <text:p>2 720,0000</text:p>
          </table:table-cell>
          <table:table-cell table:formula="of:=[.S111]-[.T111]" office:value-type="float" office:value="-2720" calcext:value-type="float">
            <text:p>-2720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12]+([.M112]/20)+([.N112]/240)" office:value-type="float" office:value="10" calcext:value-type="float">
            <text:p>10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20" calcext:value-type="float">
            <text:p>20,0000</text:p>
          </table:table-cell>
          <table:table-cell table:formula="of:=[.S112]-[.T112]" office:value-type="float" office:value="-20" calcext:value-type="float">
            <text:p>-20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raps d'Angleterr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au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13]+([.M113]/20)+([.N113]/240)" office:value-type="float" office:value="12" calcext:value-type="float">
            <text:p>12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204" calcext:value-type="float">
            <text:p>204,0000</text:p>
          </table:table-cell>
          <table:table-cell table:formula="of:=[.S113]-[.T113]" office:value-type="float" office:value="-204" calcext:value-type="float">
            <text:p>-204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au de Bristol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910" calcext:value-type="float">
            <text:p>2 91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114]+([.M114]/20)+([.N114]/240)" office:value-type="float" office:value="0.15" calcext:value-type="float">
            <text:p>0,15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436.5" calcext:value-type="float">
            <text:p>436,5000</text:p>
          </table:table-cell>
          <table:table-cell table:formula="of:=[.S114]-[.T114]" office:value-type="float" office:value="-436.5" calcext:value-type="float">
            <text:p>-436,5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ayance gondo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2.5" calcext:value-type="float">
            <text:p>42,5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115]+([.M115]/20)+([.N115]/240)" office:value-type="float" office:value="3.25" calcext:value-type="float">
            <text:p>3,25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138.125" calcext:value-type="float">
            <text:p>138,1250</text:p>
          </table:table-cell>
          <table:table-cell table:formula="of:=[.S115]-[.T115]" office:value-type="float" office:value="-138.125" calcext:value-type="float">
            <text:p>-138,13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ayance soucoup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116]+([.M116]/20)+([.N116]/240)" office:value-type="float" office:value="3.25" calcext:value-type="float">
            <text:p>3,25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71.5" calcext:value-type="float">
            <text:p>71,5000</text:p>
          </table:table-cell>
          <table:table-cell table:formula="of:=[.S116]-[.T116]" office:value-type="float" office:value="-71.5" calcext:value-type="float">
            <text:p>-71,5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à cou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117]+([.M117]/20)+([.N117]/240)" office:value-type="float" office:value="1.75" calcext:value-type="float">
            <text:p>1,75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175" calcext:value-type="float">
            <text:p>175,0000</text:p>
          </table:table-cell>
          <table:table-cell table:formula="of:=[.S117]-[.T117]" office:value-type="float" office:value="-175" calcext:value-type="float">
            <text:p>-175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a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30" calcext:value-type="float">
            <text:p>630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1" table:formula="of:=[.L118]+([.M118]/20)+([.N118]/240)" office:value-type="float" office:value="0" calcext:value-type="float">
            <text:p>0,0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0" calcext:value-type="float">
            <text:p>0,0000</text:p>
          </table:table-cell>
          <table:table-cell table:formula="of:=[.S118]-[.T118]" office:value-type="float" office:value="0" calcext:value-type="float">
            <text:p>0</text:p>
          </table:table-cell>
          <table:table-cell office:value-type="string" calcext:value-type="string">
            <text:p>À 16 L la pièce</text:p>
          </table:table-cell>
          <table:table-cell table:number-columns-repeated="100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table:style-name="ce9" office:value-type="string" calcext:value-type="string">
            <text:p>gingemb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3974" calcext:value-type="float">
            <text:p>23 9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19]+([.M119]/20)+([.N119]/240)" office:value-type="float" office:value="0.4" calcext:value-type="float">
            <text:p>0,4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9589.6" calcext:value-type="float">
            <text:p>9 589,6000</text:p>
          </table:table-cell>
          <table:table-cell table:formula="of:=[.S119]-[.T119]" office:value-type="float" office:value="-9589.6" calcext:value-type="float">
            <text:p>-9589,6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82050" calcext:value-type="float">
            <text:p>682 0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20]+([.M120]/20)+([.N120]/240)" office:value-type="float" office:value="0.5" calcext:value-type="float">
            <text:p>0,5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341025" calcext:value-type="float">
            <text:p>341 025,0000</text:p>
          </table:table-cell>
          <table:table-cell table:formula="of:=[.S120]-[.T120]" office:value-type="float" office:value="-341025" calcext:value-type="float">
            <text:p>-341025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154" calcext:value-type="float">
            <text:p>9 1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21]+([.M121]/20)+([.N121]/240)" office:value-type="float" office:value="0.3" calcext:value-type="float">
            <text:p>0,3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2746.2" calcext:value-type="float">
            <text:p>2 746,2000</text:p>
          </table:table-cell>
          <table:table-cell table:formula="of:=[.S121]-[.T121]" office:value-type="float" office:value="-2746.2" calcext:value-type="float">
            <text:p>-2746,2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uild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vel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122]+([.M122]/20)+([.N122]/240)" office:value-type="float" office:value="2" calcext:value-type="float">
            <text:p>2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2800" calcext:value-type="float">
            <text:p>2 800,0000</text:p>
          </table:table-cell>
          <table:table-cell table:formula="of:=[.S122]-[.T122]" office:value-type="float" office:value="-2800" calcext:value-type="float">
            <text:p>-280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uingan de Mad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23]+([.M123]/20)+([.N123]/240)" office:value-type="float" office:value="8.5" calcext:value-type="float">
            <text:p>8,5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1360" calcext:value-type="float">
            <text:p>1 360,0000</text:p>
          </table:table-cell>
          <table:table-cell table:formula="of:=[.S123]-[.T123]" office:value-type="float" office:value="-1360" calcext:value-type="float">
            <text:p>-1360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uingan de Ponticher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24]+([.M124]/20)+([.N124]/240)" office:value-type="float" office:value="8" calcext:value-type="float">
            <text:p>8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2560" calcext:value-type="float">
            <text:p>2 560,0000</text:p>
          </table:table-cell>
          <table:table-cell table:formula="of:=[.S124]-[.T124]" office:value-type="float" office:value="-2560" calcext:value-type="float">
            <text:p>-2560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uinée ble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25]+([.M125]/20)+([.N125]/240)" office:value-type="float" office:value="18" calcext:value-type="float">
            <text:p>18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32400" calcext:value-type="float">
            <text:p>32 400,0000</text:p>
          </table:table-cell>
          <table:table-cell table:formula="of:=[.S125]-[.T125]" office:value-type="float" office:value="-32400" calcext:value-type="float">
            <text:p>-32400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30" calcext:value-type="float">
            <text:p>5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1" table:formula="of:=[.L126]+([.M126]/20)+([.N126]/240)" office:value-type="float" office:value="0.7" calcext:value-type="float">
            <text:p>0,7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371" calcext:value-type="float">
            <text:p>371,0000</text:p>
          </table:table-cell>
          <table:table-cell table:formula="of:=[.S126]-[.T126]" office:value-type="float" office:value="-371" calcext:value-type="float">
            <text:p>-371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314" calcext:value-type="float">
            <text:p>1 314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27]+([.M127]/20)+([.N127]/240)" office:value-type="float" office:value="20" calcext:value-type="float">
            <text:p>20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26280" calcext:value-type="float">
            <text:p>26 280,0000</text:p>
          </table:table-cell>
          <table:table-cell table:formula="of:=[.S127]-[.T127]" office:value-type="float" office:value="-26280" calcext:value-type="float">
            <text:p>-26280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372" calcext:value-type="float">
            <text:p>1 372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128]+([.M128]/20)+([.N128]/240)" office:value-type="float" office:value="7" calcext:value-type="float">
            <text:p>7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9604" calcext:value-type="float">
            <text:p>9 604,0000</text:p>
          </table:table-cell>
          <table:table-cell table:formula="of:=[.S128]-[.T128]" office:value-type="float" office:value="-9604" calcext:value-type="float">
            <text:p>-9604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iè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29]+([.M129]/20)+([.N129]/240)" office:value-type="float" office:value="0.25" calcext:value-type="float">
            <text:p>0,25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125" calcext:value-type="float">
            <text:p>125,0000</text:p>
          </table:table-cell>
          <table:table-cell table:formula="of:=[.S129]-[.T129]" office:value-type="float" office:value="-125" calcext:value-type="float">
            <text:p>-125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ivres angla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57" calcext:value-type="float">
            <text:p>35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30]+([.M130]/20)+([.N130]/240)" office:value-type="float" office:value="0.5" calcext:value-type="float">
            <text:p>0,5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178.5" calcext:value-type="float">
            <text:p>178,5000</text:p>
          </table:table-cell>
          <table:table-cell table:formula="of:=[.S130]-[.T130]" office:value-type="float" office:value="-178.5" calcext:value-type="float">
            <text:p>-178,5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aniqu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8166" calcext:value-type="float">
            <text:p>18 1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31]+([.M131]/20)+([.N131]/240)" office:value-type="float" office:value="0.2" calcext:value-type="float">
            <text:p>0,2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3633.2" calcext:value-type="float">
            <text:p>3 633,2000</text:p>
          </table:table-cell>
          <table:table-cell table:formula="of:=[.S131]-[.T131]" office:value-type="float" office:value="-3633.2" calcext:value-type="float">
            <text:p>-3633,2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519769" calcext:value-type="float">
            <text:p>4 519 76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132]+([.M132]/20)+([.N132]/240)" office:value-type="float" office:value="0.1" calcext:value-type="float">
            <text:p>0,1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451976.9" calcext:value-type="float">
            <text:p>451 976,9000</text:p>
          </table:table-cell>
          <table:table-cell table:formula="of:=[.S132]-[.T132]" office:value-type="float" office:value="-451976.9" calcext:value-type="float">
            <text:p>-451976,9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6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33]+([.M133]/20)+([.N133]/240)" office:value-type="float" office:value="16.5" calcext:value-type="float">
            <text:p>16,5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3300" calcext:value-type="float">
            <text:p>3 300,0000</text:p>
          </table:table-cell>
          <table:table-cell table:formula="of:=[.S133]-[.T133]" office:value-type="float" office:value="-3300" calcext:value-type="float">
            <text:p>-330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ousseline de Zurick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34" calcext:value-type="float">
            <text:p>34,000</text:p>
          </table:table-cell>
          <table:table-cell table:number-columns-repeated="2"/>
          <table:table-cell table:style-name="ce21" table:formula="of:=[.L134]+([.M134]/20)+([.N134]/240)" office:value-type="float" office:value="34" calcext:value-type="float">
            <text:p>34,0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6800" calcext:value-type="float">
            <text:p>6 800,0000</text:p>
          </table:table-cell>
          <table:table-cell table:formula="of:=[.S134]-[.T134]" office:value-type="float" office:value="-6800" calcext:value-type="float">
            <text:p>-6800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440" calcext:value-type="float">
            <text:p>4 440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135]+([.M135]/20)+([.N135]/240)" office:value-type="float" office:value="2.5" calcext:value-type="float">
            <text:p>2,5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11100" calcext:value-type="float">
            <text:p>11 100,0000</text:p>
          </table:table-cell>
          <table:table-cell table:formula="of:=[.S135]-[.T135]" office:value-type="float" office:value="-11100" calcext:value-type="float">
            <text:p>-11100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710" calcext:value-type="float">
            <text:p>8 710,00</text:p>
          </table:table-cell>
          <table:table-cell office:value-type="string" calcext:value-type="string">
            <text:p>ram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36]+([.M136]/20)+([.N136]/240)" office:value-type="float" office:value="12" calcext:value-type="float">
            <text:p>12,0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104520" calcext:value-type="float">
            <text:p>104 520,0000</text:p>
          </table:table-cell>
          <table:table-cell table:formula="of:=[.S136]-[.T136]" office:value-type="float" office:value="-104520" calcext:value-type="float">
            <text:p>-10452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à l'ec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ram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37]+([.M137]/20)+([.N137]/240)" office:value-type="float" office:value="10" calcext:value-type="float">
            <text:p>10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2200" calcext:value-type="float">
            <text:p>2 200,0000</text:p>
          </table:table-cell>
          <table:table-cell table:formula="of:=[.S137]-[.T137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à l'et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32" calcext:value-type="float">
            <text:p>632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38]+([.M138]/20)+([.N138]/240)" office:value-type="float" office:value="6" calcext:value-type="float">
            <text:p>6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3792" calcext:value-type="float">
            <text:p>3 792,0000</text:p>
          </table:table-cell>
          <table:table-cell table:formula="of:=[.S138]-[.T138]" office:value-type="float" office:value="-3792" calcext:value-type="float">
            <text:p>-3792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3531" calcext:value-type="float">
            <text:p>13 531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39]+([.M139]/20)+([.N139]/240)" office:value-type="float" office:value="15" calcext:value-type="float">
            <text:p>15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202965" calcext:value-type="float">
            <text:p>202 965,0000</text:p>
          </table:table-cell>
          <table:table-cell table:formula="of:=[.S139]-[.T139]" office:value-type="float" office:value="-202965" calcext:value-type="float">
            <text:p>-202965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40]+([.M140]/20)+([.N140]/240)" office:value-type="float" office:value="3.5" calcext:value-type="float">
            <text:p>3,5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315" calcext:value-type="float">
            <text:p>315,0000</text:p>
          </table:table-cell>
          <table:table-cell table:formula="of:=[.S140]-[.T140]" office:value-type="float" office:value="-315" calcext:value-type="float">
            <text:p>-315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16023" calcext:value-type="float">
            <text:p>616 023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1" table:formula="of:=[.L141]+([.M141]/20)+([.N141]/240)" office:value-type="float" office:value="0.18" calcext:value-type="float">
            <text:p>0,18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110884.14" calcext:value-type="float">
            <text:p>110 884,1400</text:p>
          </table:table-cell>
          <table:table-cell table:formula="of:=[.S141]-[.T141]" office:value-type="float" office:value="-110884.14" calcext:value-type="float">
            <text:p>-110884,14</text:p>
          </table:table-cell>
          <table:table-cell office:value-type="string" calcext:value-type="string">
            <text:p>18 L %</text:p>
          </table:table-cell>
          <table:table-cell table:number-columns-repeated="1002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obes d'indienn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42]+([.M142]/20)+([.N142]/240)" office:value-type="float" office:value="10" calcext:value-type="float">
            <text:p>10,0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110" calcext:value-type="float">
            <text:p>110,0000</text:p>
          </table:table-cell>
          <table:table-cell table:formula="of:=[.S142]-[.T142]" office:value-type="float" office:value="-110" calcext:value-type="float">
            <text:p>-110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qu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52" calcext:value-type="float">
            <text:p>1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43]+([.M143]/20)+([.N143]/240)" office:value-type="float" office:value="0.75" calcext:value-type="float">
            <text:p>0,75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114" calcext:value-type="float">
            <text:p>114,0000</text:p>
          </table:table-cell>
          <table:table-cell table:formula="of:=[.S143]-[.T143]" office:value-type="float" office:value="-114" calcext:value-type="float">
            <text:p>-114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85794" calcext:value-type="float">
            <text:p>285 794,00</text:p>
          </table:table-cell>
          <table:table-cell office:value-type="string" calcext:value-type="string">
            <text:p>livres</text:p>
          </table:table-cell>
          <table:table-cell office:value-type="float" office:value="0.32" calcext:value-type="float">
            <text:p>0,320</text:p>
          </table:table-cell>
          <table:table-cell table:number-columns-repeated="2"/>
          <table:table-cell table:style-name="ce21" table:formula="of:=[.L144]+([.M144]/20)+([.N144]/240)" office:value-type="float" office:value="0.32" calcext:value-type="float">
            <text:p>0,32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91454.08" calcext:value-type="float">
            <text:p>91 454,0800</text:p>
          </table:table-cell>
          <table:table-cell table:formula="of:=[.S144]-[.T144]" office:value-type="float" office:value="-91454.08" calcext:value-type="float">
            <text:p>-91454,08</text:p>
          </table:table-cell>
          <table:table-cell office:value-type="string" calcext:value-type="string">
            <text:p>32 L %</text:p>
          </table:table-cell>
          <table:table-cell table:number-columns-repeated="1002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bac en feu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4132" calcext:value-type="float">
            <text:p>164 132,00</text:p>
          </table:table-cell>
          <table:table-cell office:value-type="string" calcext:value-type="string">
            <text:p>livres</text:p>
          </table:table-cell>
          <table:table-cell office:value-type="float" office:value="0.21" calcext:value-type="float">
            <text:p>0,210</text:p>
          </table:table-cell>
          <table:table-cell table:number-columns-repeated="2"/>
          <table:table-cell table:style-name="ce21" table:formula="of:=[.L145]+([.M145]/20)+([.N145]/240)" office:value-type="float" office:value="0.21" calcext:value-type="float">
            <text:p>0,21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34467.72" calcext:value-type="float">
            <text:p>34 467,7200</text:p>
          </table:table-cell>
          <table:table-cell table:formula="of:=[.S145]-[.T145]" office:value-type="float" office:value="-34467.72" calcext:value-type="float">
            <text:p>-34467,72</text:p>
          </table:table-cell>
          <table:table-cell office:value-type="string" calcext:value-type="string">
            <text:p>21 L %</text:p>
          </table:table-cell>
          <table:table-cell table:number-columns-repeated="1002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r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641" calcext:value-type="float">
            <text:p>12 641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21" table:formula="of:=[.L146]+([.M146]/20)+([.N146]/240)" office:value-type="float" office:value="0.35" calcext:value-type="float">
            <text:p>0,35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4424.35" calcext:value-type="float">
            <text:p>4 424,3500</text:p>
          </table:table-cell>
          <table:table-cell table:formula="of:=[.S146]-[.T146]" office:value-type="float" office:value="-4424.35" calcext:value-type="float">
            <text:p>-4424,35</text:p>
          </table:table-cell>
          <table:table-cell office:value-type="string" calcext:value-type="string">
            <text:p>35 L %</text:p>
          </table:table-cell>
          <table:table-cell table:number-columns-repeated="1002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erebenth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632" calcext:value-type="float">
            <text:p>6 63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1" table:formula="of:=[.L147]+([.M147]/20)+([.N147]/240)" office:value-type="float" office:value="0.075" calcext:value-type="float">
            <text:p>0,075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497.4" calcext:value-type="float">
            <text:p>497,4000</text:p>
          </table:table-cell>
          <table:table-cell table:formula="of:=[.S147]-[.T147]" office:value-type="float" office:value="-497.4" calcext:value-type="float">
            <text:p>-497,4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7983" calcext:value-type="float">
            <text:p>127 983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148]+([.M148]/20)+([.N148]/240)" office:value-type="float" office:value="2.25" calcext:value-type="float">
            <text:p>2,25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287961.75" calcext:value-type="float">
            <text:p>287 961,7500</text:p>
          </table:table-cell>
          <table:table-cell table:formula="of:=[.S148]-[.T148]" office:value-type="float" office:value="-287961.75" calcext:value-type="float">
            <text:p>-287961,75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49]+([.M149]/20)+([.N149]/240)" office:value-type="float" office:value="6" calcext:value-type="float">
            <text:p>6,0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12000" calcext:value-type="float">
            <text:p>12 000,0000</text:p>
          </table:table-cell>
          <table:table-cell table:formula="of:=[.S149]-[.T149]" office:value-type="float" office:value="-12000" calcext:value-type="float">
            <text:p>-12000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1" table:formula="of:=[.L150]+([.M150]/20)+([.N150]/240)" office:value-type="float" office:value="1.1" calcext:value-type="float">
            <text:p>1,1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1100" calcext:value-type="float">
            <text:p>1 100,0000</text:p>
          </table:table-cell>
          <table:table-cell table:formula="of:=[.S150]-[.T150]" office:value-type="float" office:value="-1100" calcext:value-type="float">
            <text:p>-110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151]+([.M151]/20)+([.N151]/240)" office:value-type="float" office:value="2.25" calcext:value-type="float">
            <text:p>2,25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2250" calcext:value-type="float">
            <text:p>2 250,0000</text:p>
          </table:table-cell>
          <table:table-cell table:formula="of:=[.S151]-[.T151]" office:value-type="float" office:value="-2250" calcext:value-type="float">
            <text:p>-2250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de Combourg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910" calcext:value-type="float">
            <text:p>1 9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1" table:formula="of:=[.L152]+([.M152]/20)+([.N152]/240)" office:value-type="float" office:value="0.8" calcext:value-type="float">
            <text:p>0,8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1528" calcext:value-type="float">
            <text:p>1 528,0000</text:p>
          </table:table-cell>
          <table:table-cell table:formula="of:=[.S152]-[.T152]" office:value-type="float" office:value="-1528" calcext:value-type="float">
            <text:p>-1528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3519" calcext:value-type="float">
            <text:p>13 51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153]+([.M153]/20)+([.N153]/240)" office:value-type="float" office:value="1.4" calcext:value-type="float">
            <text:p>1,4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18926.6" calcext:value-type="float">
            <text:p>18 926,6000</text:p>
          </table:table-cell>
          <table:table-cell table:formula="of:=[.S153]-[.T153]" office:value-type="float" office:value="-18926.6" calcext:value-type="float">
            <text:p>-18926,6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cr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1" table:formula="of:=[.L154]+([.M154]/20)+([.N154]/240)" office:value-type="float" office:value="0.8" calcext:value-type="float">
            <text:p>0,8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216" calcext:value-type="float">
            <text:p>216,0000</text:p>
          </table:table-cell>
          <table:table-cell table:formula="of:=[.S154]-[.T154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entr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88" calcext:value-type="float">
            <text:p>38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155]+([.M155]/20)+([.N155]/240)" office:value-type="float" office:value="1.2" calcext:value-type="float">
            <text:p>1,2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465.6" calcext:value-type="float">
            <text:p>465,6000</text:p>
          </table:table-cell>
          <table:table-cell table:formula="of:=[.S155]-[.T155]" office:value-type="float" office:value="-465.6" calcext:value-type="float">
            <text:p>-465,6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900" calcext:value-type="float">
            <text:p>1 9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156]+([.M156]/20)+([.N156]/240)" office:value-type="float" office:value="1.4" calcext:value-type="float">
            <text:p>1,4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2660" calcext:value-type="float">
            <text:p>2 660,0000</text:p>
          </table:table-cell>
          <table:table-cell table:formula="of:=[.S156]-[.T156]" office:value-type="float" office:value="-2660" calcext:value-type="float">
            <text:p>-2660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9390" calcext:value-type="float">
            <text:p>19 3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1" table:formula="of:=[.L157]+([.M157]/20)+([.N157]/240)" office:value-type="float" office:value="0.8" calcext:value-type="float">
            <text:p>0,8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15512" calcext:value-type="float">
            <text:p>15 512,0000</text:p>
          </table:table-cell>
          <table:table-cell table:formula="of:=[.S157]-[.T157]" office:value-type="float" office:value="-15512" calcext:value-type="float">
            <text:p>-15512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99" calcext:value-type="float">
            <text:p>19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158]+([.M158]/20)+([.N158]/240)" office:value-type="float" office:value="1.4" calcext:value-type="float">
            <text:p>1,4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278.6" calcext:value-type="float">
            <text:p>278,6000</text:p>
          </table:table-cell>
          <table:table-cell table:formula="of:=[.S158]-[.T158]" office:value-type="float" office:value="-278.6" calcext:value-type="float">
            <text:p>-278,6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704" calcext:value-type="float">
            <text:p>4 70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159]+([.M159]/20)+([.N159]/240)" office:value-type="float" office:value="0.9" calcext:value-type="float">
            <text:p>0,9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4233.6" calcext:value-type="float">
            <text:p>4 233,6000</text:p>
          </table:table-cell>
          <table:table-cell table:formula="of:=[.S159]-[.T159]" office:value-type="float" office:value="-4233.6" calcext:value-type="float">
            <text:p>-4233,6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s cir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950" calcext:value-type="float">
            <text:p>2 9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60]+([.M160]/20)+([.N160]/240)" office:value-type="float" office:value="0.5" calcext:value-type="float">
            <text:p>0,5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1475" calcext:value-type="float">
            <text:p>1 475,0000</text:p>
          </table:table-cell>
          <table:table-cell table:formula="of:=[.S160]-[.T160]" office:value-type="float" office:value="-1475" calcext:value-type="float">
            <text:p>-1475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s peintes des I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0280" calcext:value-type="float">
            <text:p>20 280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161]+([.M161]/20)+([.N161]/240)" office:value-type="float" office:value="26" calcext:value-type="float">
            <text:p>26,0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527280" calcext:value-type="float">
            <text:p>527 280,0000</text:p>
          </table:table-cell>
          <table:table-cell table:formula="of:=[.S161]-[.T161]" office:value-type="float" office:value="-527280" calcext:value-type="float">
            <text:p>-527280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tonneaux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162]+([.M162]/20)+([.N162]/240)" office:value-type="float" office:value="300" calcext:value-type="float">
            <text:p>300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4200" calcext:value-type="float">
            <text:p>4 200,0000</text:p>
          </table:table-cell>
          <table:table-cell table:formula="of:=[.S162]-[.T162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1564" calcext:value-type="float">
            <text:p>1 564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163]+([.M163]/20)+([.N163]/240)" office:value-type="float" office:value="7" calcext:value-type="float">
            <text:p>7,0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10948" calcext:value-type="float">
            <text:p>10 948,0000</text:p>
          </table:table-cell>
          <table:table-cell table:formula="of:=[.S163]-[.T163]" office:value-type="float" office:value="-10948" calcext:value-type="float">
            <text:p>-10948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affetas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23" calcext:value-type="float">
            <text:p>2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64]+([.M164]/20)+([.N164]/240)" office:value-type="float" office:value="23.5" calcext:value-type="float">
            <text:p>23,5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2350" calcext:value-type="float">
            <text:p>2 350,0000</text:p>
          </table:table-cell>
          <table:table-cell table:formula="of:=[.S164]-[.T164]" office:value-type="float" office:value="-2350" calcext:value-type="float">
            <text:p>-2350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affetas ble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7" calcext:value-type="float">
            <text:p>17,00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1" table:formula="of:=[.L165]+([.M165]/20)+([.N165]/240)" office:value-type="float" office:value="17.9" calcext:value-type="float">
            <text:p>17,9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3580" calcext:value-type="float">
            <text:p>3 580,0000</text:p>
          </table:table-cell>
          <table:table-cell table:formula="of:=[.S165]-[.T165]" office:value-type="float" office:value="-3580" calcext:value-type="float">
            <text:p>-3580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84065" calcext:value-type="float">
            <text:p>84 06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1" table:formula="of:=[.L166]+([.M166]/20)+([.N166]/240)" office:value-type="float" office:value="0.375" calcext:value-type="float">
            <text:p>0,375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31524.375" calcext:value-type="float">
            <text:p>31 524,3750</text:p>
          </table:table-cell>
          <table:table-cell table:formula="of:=[.S166]-[.T166]" office:value-type="float" office:value="-31524.375" calcext:value-type="float">
            <text:p>-31524,38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de cam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29582" calcext:value-type="float">
            <text:p>329 5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167]+([.M167]/20)+([.N167]/240)" office:value-type="float" office:value="0.2" calcext:value-type="float">
            <text:p>0,2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65916.4" calcext:value-type="float">
            <text:p>65 916,4000</text:p>
          </table:table-cell>
          <table:table-cell table:formula="of:=[.S167]-[.T167]" office:value-type="float" office:value="-65916.4" calcext:value-type="float">
            <text:p>-65916,4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fust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8125" calcext:value-type="float">
            <text:p>8 125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0</text:p>
          </table:table-cell>
          <table:table-cell table:number-columns-repeated="2"/>
          <table:table-cell table:style-name="ce21" table:formula="of:=[.L168]+([.M168]/20)+([.N168]/240)" office:value-type="float" office:value="0.12" calcext:value-type="float">
            <text:p>0,12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975" calcext:value-type="float">
            <text:p>975,0000</text:p>
          </table:table-cell>
          <table:table-cell table:formula="of:=[.S168]-[.T168]" office:value-type="float" office:value="-975" calcext:value-type="float">
            <text:p>-975</text:p>
          </table:table-cell>
          <table:table-cell office:value-type="string" calcext:value-type="string">
            <text:p>12 L %</text:p>
          </table:table-cell>
          <table:table-cell table:number-columns-repeated="100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000" calcext:value-type="float">
            <text:p>5 00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1" table:formula="of:=[.L169]+([.M169]/20)+([.N169]/240)" office:value-type="float" office:value="0.15" calcext:value-type="float">
            <text:p>0,15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750" calcext:value-type="float">
            <text:p>750,0000</text:p>
          </table:table-cell>
          <table:table-cell table:formula="of:=[.S169]-[.T169]" office:value-type="float" office:value="-750" calcext:value-type="float">
            <text:p>-750</text:p>
          </table:table-cell>
          <table:table-cell office:value-type="string" calcext:value-type="string">
            <text:p>15 L %</text:p>
          </table:table-cell>
          <table:table-cell table:number-columns-repeated="1002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19312" calcext:value-type="float">
            <text:p>319 3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1" table:formula="of:=[.L170]+([.M170]/20)+([.N170]/240)" office:value-type="float" office:value="0.775" calcext:value-type="float">
            <text:p>0,775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247466.8" calcext:value-type="float">
            <text:p>247 466,8000</text:p>
          </table:table-cell>
          <table:table-cell table:formula="of:=[.S170]-[.T170]" office:value-type="float" office:value="-247466.8" calcext:value-type="float">
            <text:p>-247466,8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53716" calcext:value-type="float">
            <text:p>353 7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71]+([.M171]/20)+([.N171]/240)" office:value-type="float" office:value="0.75" calcext:value-type="float">
            <text:p>0,75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265287" calcext:value-type="float">
            <text:p>265 287,0000</text:p>
          </table:table-cell>
          <table:table-cell table:formula="of:=[.S171]-[.T171]" office:value-type="float" office:value="-265287" calcext:value-type="float">
            <text:p>-265287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ffé de Moc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57" calcext:value-type="float">
            <text:p>25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style-name="ce21" table:formula="of:=[.L172]+([.M172]/20)+([.N172]/240)" office:value-type="float" office:value="1.9" calcext:value-type="float">
            <text:p>1,9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488.3" calcext:value-type="float">
            <text:p>488,3000</text:p>
          </table:table-cell>
          <table:table-cell table:formula="of:=[.S172]-[.T172]" office:value-type="float" office:value="-488.3" calcext:value-type="float">
            <text:p>-488,3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scar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600" calcext:value-type="float">
            <text:p>5 60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73]+([.M173]/20)+([.N173]/240)" office:value-type="float" office:value="3" calcext:value-type="float">
            <text:p>3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16800" calcext:value-type="float">
            <text:p>16 800,0000</text:p>
          </table:table-cell>
          <table:table-cell table:formula="of:=[.S173]-[.T173]" office:value-type="float" office:value="-16800" calcext:value-type="float">
            <text:p>-16800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sse, etoff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1" table:formula="of:=[.L174]+([.M174]/20)+([.N174]/240)" office:value-type="float" office:value="45" calcext:value-type="float">
            <text:p>45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2250" calcext:value-type="float">
            <text:p>2 250,0000</text:p>
          </table:table-cell>
          <table:table-cell table:formula="of:=[.S174]-[.T174]" office:value-type="float" office:value="-2250" calcext:value-type="float">
            <text:p>-2250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ents d'elepha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4975" calcext:value-type="float">
            <text:p>4 9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75]+([.M175]/20)+([.N175]/240)" office:value-type="float" office:value="1.5" calcext:value-type="float">
            <text:p>1,5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7462.5" calcext:value-type="float">
            <text:p>7 462,5000</text:p>
          </table:table-cell>
          <table:table-cell table:formula="of:=[.S175]-[.T175]" office:value-type="float" office:value="-7462.5" calcext:value-type="float">
            <text:p>-7462,5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ore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pièces</text:p>
          </table:table-cell>
          <table:table-cell office:value-type="float" office:value="105" calcext:value-type="float">
            <text:p>105,000</text:p>
          </table:table-cell>
          <table:table-cell table:number-columns-repeated="2"/>
          <table:table-cell table:style-name="ce21" table:formula="of:=[.L176]+([.M176]/20)+([.N176]/240)" office:value-type="float" office:value="105" calcext:value-type="float">
            <text:p>105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6825" calcext:value-type="float">
            <text:p>6 825,0000</text:p>
          </table:table-cell>
          <table:table-cell table:formula="of:=[.S176]-[.T176]" office:value-type="float" office:value="-6825" calcext:value-type="float">
            <text:p>-6825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raps d'Angleterr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57.5" calcext:value-type="float">
            <text:p>257,50</text:p>
          </table:table-cell>
          <table:table-cell office:value-type="string" calcext:value-type="string">
            <text:p>au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77]+([.M177]/20)+([.N177]/240)" office:value-type="float" office:value="12" calcext:value-type="float">
            <text:p>12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3090" calcext:value-type="float">
            <text:p>3 090,0000</text:p>
          </table:table-cell>
          <table:table-cell table:formula="of:=[.S177]-[.T177]" office:value-type="float" office:value="-3090" calcext:value-type="float">
            <text:p>-3090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tain en blo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72" calcext:value-type="float">
            <text:p>3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78]+([.M178]/20)+([.N178]/240)" office:value-type="float" office:value="1.25" calcext:value-type="float">
            <text:p>1,25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465" calcext:value-type="float">
            <text:p>465,0000</text:p>
          </table:table-cell>
          <table:table-cell table:formula="of:=[.S178]-[.T178]" office:value-type="float" office:value="-465" calcext:value-type="float">
            <text:p>-465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super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on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79]+([.M179]/20)+([.N179]/240)" office:value-type="float" office:value="1.5" calcext:value-type="float">
            <text:p>1,5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13.875" calcext:value-type="float">
            <text:p>13,8750</text:p>
          </table:table-cell>
          <table:table-cell table:formula="of:=[.S179]-[.T179]" office:value-type="float" office:value="-13.875" calcext:value-type="float">
            <text:p>-13,88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aras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pièc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180]+([.M180]/20)+([.N180]/240)" office:value-type="float" office:value="16" calcext:value-type="float">
            <text:p>16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2240" calcext:value-type="float">
            <text:p>2 240,0000</text:p>
          </table:table-cell>
          <table:table-cell table:formula="of:=[.S180]-[.T180]" office:value-type="float" office:value="-2240" calcext:value-type="float">
            <text:p>-224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ingemb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3424" calcext:value-type="float">
            <text:p>13 42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81]+([.M181]/20)+([.N181]/240)" office:value-type="float" office:value="0.4" calcext:value-type="float">
            <text:p>0,4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5369.6" calcext:value-type="float">
            <text:p>5 369,6000</text:p>
          </table:table-cell>
          <table:table-cell table:formula="of:=[.S181]-[.T181]" office:value-type="float" office:value="-5369.6" calcext:value-type="float">
            <text:p>-5369,6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2500" calcext:value-type="float">
            <text:p>12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82]+([.M182]/20)+([.N182]/240)" office:value-type="float" office:value="0.5" calcext:value-type="float">
            <text:p>0,5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6250" calcext:value-type="float">
            <text:p>6 250,0000</text:p>
          </table:table-cell>
          <table:table-cell table:formula="of:=[.S182]-[.T182]" office:value-type="float" office:value="-6250" calcext:value-type="float">
            <text:p>-625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6790" calcext:value-type="float">
            <text:p>6 7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83]+([.M183]/20)+([.N183]/240)" office:value-type="float" office:value="0.3" calcext:value-type="float">
            <text:p>0,3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2037" calcext:value-type="float">
            <text:p>2 037,0000</text:p>
          </table:table-cell>
          <table:table-cell table:formula="of:=[.S183]-[.T183]" office:value-type="float" office:value="-2037" calcext:value-type="float">
            <text:p>-2037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uiné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972" calcext:value-type="float">
            <text:p>2 972,00</text:p>
          </table:table-cell>
          <table:table-cell office:value-type="string" calcext:value-type="string">
            <text:p>pièc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184]+([.M184]/20)+([.N184]/240)" office:value-type="float" office:value="36" calcext:value-type="float">
            <text:p>36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106992" calcext:value-type="float">
            <text:p>106 992,0000</text:p>
          </table:table-cell>
          <table:table-cell table:formula="of:=[.S184]-[.T184]" office:value-type="float" office:value="-106992" calcext:value-type="float">
            <text:p>-106992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ham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185]+([.M185]/20)+([.N185]/240)" office:value-type="float" office:value="36" calcext:value-type="float">
            <text:p>36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1800" calcext:value-type="float">
            <text:p>1 800,0000</text:p>
          </table:table-cell>
          <table:table-cell table:formula="of:=[.S185]-[.T185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3294" calcext:value-type="float">
            <text:p>13 294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186]+([.M186]/20)+([.N186]/240)" office:value-type="float" office:value="7" calcext:value-type="float">
            <text:p>7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93058" calcext:value-type="float">
            <text:p>93 058,0000</text:p>
          </table:table-cell>
          <table:table-cell table:formula="of:=[.S186]-[.T186]" office:value-type="float" office:value="-93058" calcext:value-type="float">
            <text:p>-93058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5000" calcext:value-type="float">
            <text:p>15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187]+([.M187]/20)+([.N187]/240)" office:value-type="float" office:value="0.1" calcext:value-type="float">
            <text:p>0,1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1500" calcext:value-type="float">
            <text:p>1 500,0000</text:p>
          </table:table-cell>
          <table:table-cell table:formula="of:=[.S187]-[.T187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ouchoirs de Ponticher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6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88]+([.M188]/20)+([.N188]/240)" office:value-type="float" office:value="16.5" calcext:value-type="float">
            <text:p>16,5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3300" calcext:value-type="float">
            <text:p>3 300,0000</text:p>
          </table:table-cell>
          <table:table-cell table:formula="of:=[.S188]-[.T188]" office:value-type="float" office:value="-3300" calcext:value-type="float">
            <text:p>-3300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à l'ét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89]+([.M189]/20)+([.N189]/240)" office:value-type="float" office:value="6" calcext:value-type="float">
            <text:p>6,0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1080" calcext:value-type="float">
            <text:p>1 080,0000</text:p>
          </table:table-cell>
          <table:table-cell table:formula="of:=[.S189]-[.T189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28" calcext:value-type="float">
            <text:p>528,00</text:p>
          </table:table-cell>
          <table:table-cell office:value-type="string" calcext:value-type="string">
            <text:p>ram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90]+([.M190]/20)+([.N190]/240)" office:value-type="float" office:value="15" calcext:value-type="float">
            <text:p>15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7920" calcext:value-type="float">
            <text:p>7 920,0000</text:p>
          </table:table-cell>
          <table:table-cell table:formula="of:=[.S190]-[.T190]" office:value-type="float" office:value="-7920" calcext:value-type="float">
            <text:p>-7920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chat serv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90" calcext:value-type="float">
            <text:p>39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91]+([.M191]/20)+([.N191]/240)" office:value-type="float" office:value="4" calcext:value-type="float">
            <text:p>4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1560" calcext:value-type="float">
            <text:p>1 560,0000</text:p>
          </table:table-cell>
          <table:table-cell table:formula="of:=[.S191]-[.T191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pec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92]+([.M192]/20)+([.N192]/240)" office:value-type="float" office:value="4" calcext:value-type="float">
            <text:p>4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140" calcext:value-type="float">
            <text:p>140,0000</text:p>
          </table:table-cell>
          <table:table-cell table:formula="of:=[.S192]-[.T192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9" calcext:value-type="float">
            <text:p>29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193]+([.M193]/20)+([.N193]/240)" office:value-type="float" office:value="36" calcext:value-type="float">
            <text:p>36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1044" calcext:value-type="float">
            <text:p>1 044,0000</text:p>
          </table:table-cell>
          <table:table-cell table:formula="of:=[.S193]-[.T193]" office:value-type="float" office:value="-1044" calcext:value-type="float">
            <text:p>-1044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lateaux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table:number-columns-repeated="5"/>
          <table:table-cell table:style-name="ce21" table:formula="of:=[.L194]+([.M194]/20)+([.N194]/240)" office:value-type="float" office:value="0" calcext:value-type="float">
            <text:p>0,000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P194]+0.05*[.Q194]+[.R194]/240" office:value-type="float" office:value="25.25" calcext:value-type="float">
            <text:p>25,25</text:p>
          </table:table-cell>
          <table:table-cell table:formula="of:=[.J194]*[.O194]" office:value-type="float" office:value="0" calcext:value-type="float">
            <text:p>0,0000</text:p>
          </table:table-cell>
          <table:table-cell table:formula="of:=[.S194]-[.T194]" office:value-type="float" office:value="25.25" calcext:value-type="float">
            <text:p>25,25</text:p>
          </table:table-cell>
          <table:table-cell office:value-type="string" calcext:value-type="string">
            <text:p>valeur de 25 L 5 S cy</text:p>
          </table:table-cell>
          <table:table-cell table:number-columns-repeated="1002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7173" calcext:value-type="float">
            <text:p>17 173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1" table:formula="of:=[.L195]+([.M195]/20)+([.N195]/240)" office:value-type="float" office:value="0.18" calcext:value-type="float">
            <text:p>0,18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3091.14" calcext:value-type="float">
            <text:p>3 091,1400</text:p>
          </table:table-cell>
          <table:table-cell table:formula="of:=[.S195]-[.T195]" office:value-type="float" office:value="-3091.14" calcext:value-type="float">
            <text:p>-3091,14</text:p>
          </table:table-cell>
          <table:table-cell office:value-type="string" calcext:value-type="string">
            <text:p>18 L %</text:p>
          </table:table-cell>
          <table:table-cell table:number-columns-repeated="1002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987" calcext:value-type="float">
            <text:p>987,00</text:p>
          </table:table-cell>
          <table:table-cell office:value-type="string" calcext:value-type="string">
            <text:p>muids</text:p>
          </table:table-cell>
          <table:table-cell office:value-type="float" office:value="44" calcext:value-type="float">
            <text:p>44,000</text:p>
          </table:table-cell>
          <table:table-cell table:number-columns-repeated="2"/>
          <table:table-cell table:style-name="ce21" table:formula="of:=[.L196]+([.M196]/20)+([.N196]/240)" office:value-type="float" office:value="44" calcext:value-type="float">
            <text:p>44,0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43428" calcext:value-type="float">
            <text:p>43 428,0000</text:p>
          </table:table-cell>
          <table:table-cell table:formula="of:=[.S196]-[.T196]" office:value-type="float" office:value="-43428" calcext:value-type="float">
            <text:p>-43428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895896" calcext:value-type="float">
            <text:p>895 896,00</text:p>
          </table:table-cell>
          <table:table-cell office:value-type="string" calcext:value-type="string">
            <text:p>livres</text:p>
          </table:table-cell>
          <table:table-cell office:value-type="float" office:value="0.32" calcext:value-type="float">
            <text:p>0,320</text:p>
          </table:table-cell>
          <table:table-cell table:number-columns-repeated="2"/>
          <table:table-cell table:style-name="ce21" table:formula="of:=[.L197]+([.M197]/20)+([.N197]/240)" office:value-type="float" office:value="0.32" calcext:value-type="float">
            <text:p>0,32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286686.72" calcext:value-type="float">
            <text:p>286 686,7200</text:p>
          </table:table-cell>
          <table:table-cell table:formula="of:=[.S197]-[.T197]" office:value-type="float" office:value="-286686.72" calcext:value-type="float">
            <text:p>-286686,72</text:p>
          </table:table-cell>
          <table:table-cell office:value-type="string" calcext:value-type="string">
            <text:p>32 L %</text:p>
          </table:table-cell>
          <table:table-cell table:number-columns-repeated="1002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81117" calcext:value-type="float">
            <text:p>181 117,00</text:p>
          </table:table-cell>
          <table:table-cell office:value-type="string" calcext:value-type="string">
            <text:p>livres</text:p>
          </table:table-cell>
          <table:table-cell office:value-type="float" office:value="0.45" calcext:value-type="float">
            <text:p>0,450</text:p>
          </table:table-cell>
          <table:table-cell table:number-columns-repeated="2"/>
          <table:table-cell table:style-name="ce21" table:formula="of:=[.L198]+([.M198]/20)+([.N198]/240)" office:value-type="float" office:value="0.45" calcext:value-type="float">
            <text:p>0,45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81502.65" calcext:value-type="float">
            <text:p>81 502,6500</text:p>
          </table:table-cell>
          <table:table-cell table:formula="of:=[.S198]-[.T198]" office:value-type="float" office:value="-81502.65" calcext:value-type="float">
            <text:p>-81502,65</text:p>
          </table:table-cell>
          <table:table-cell office:value-type="string" calcext:value-type="string">
            <text:p>45 L %</text:p>
          </table:table-cell>
          <table:table-cell table:number-columns-repeated="1002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bac en pou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flacon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99]+([.M199]/20)+([.N199]/240)" office:value-type="float" office:value="4" calcext:value-type="float">
            <text:p>4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96" calcext:value-type="float">
            <text:p>96,0000</text:p>
          </table:table-cell>
          <table:table-cell table:formula="of:=[.S199]-[.T199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bl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00]+([.M200]/20)+([.N200]/240)" office:value-type="float" office:value="6" calcext:value-type="float">
            <text:p>6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144" calcext:value-type="float">
            <text:p>144,0000</text:p>
          </table:table-cell>
          <table:table-cell table:formula="of:=[.S200]-[.T200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njeb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01]+([.M201]/20)+([.N201]/240)" office:value-type="float" office:value="40" calcext:value-type="float">
            <text:p>40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2000" calcext:value-type="float">
            <text:p>2 000,0000</text:p>
          </table:table-cell>
          <table:table-cell table:formula="of:=[.S201]-[.T201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515" calcext:value-type="float">
            <text:p>5 515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202]+([.M202]/20)+([.N202]/240)" office:value-type="float" office:value="2.25" calcext:value-type="float">
            <text:p>2,25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12408.75" calcext:value-type="float">
            <text:p>12 408,7500</text:p>
          </table:table-cell>
          <table:table-cell table:formula="of:=[.S202]-[.T202]" office:value-type="float" office:value="-12408.75" calcext:value-type="float">
            <text:p>-12408,75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erebenth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203]+([.M203]/20)+([.N203]/240)" office:value-type="float" office:value="25" calcext:value-type="float">
            <text:p>25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925" calcext:value-type="float">
            <text:p>925,0000</text:p>
          </table:table-cell>
          <table:table-cell table:formula="of:=[.S203]-[.T203]" office:value-type="float" office:value="-925" calcext:value-type="float">
            <text:p>-925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llemand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615" calcext:value-type="float">
            <text:p>4 61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04]+([.M204]/20)+([.N204]/240)" office:value-type="float" office:value="2.5" calcext:value-type="float">
            <text:p>2,5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11537.5" calcext:value-type="float">
            <text:p>11 537,5000</text:p>
          </table:table-cell>
          <table:table-cell table:formula="of:=[.S204]-[.T204]" office:value-type="float" office:value="-11537.5" calcext:value-type="float">
            <text:p>-11537,5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nisy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25" calcext:value-type="float">
            <text:p>525,00</text:p>
          </table:table-cell>
          <table:table-cell office:value-type="string" calcext:value-type="string">
            <text:p>aunes</text:p>
          </table:table-cell>
          <table:table-cell table:number-columns-repeated="3"/>
          <table:table-cell table:style-name="ce21" table:formula="of:=[.L205]+([.M205]/20)+([.N205]/240)" office:value-type="float" office:value="0" calcext:value-type="float">
            <text:p>0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0" calcext:value-type="float">
            <text:p>0,0000</text:p>
          </table:table-cell>
          <table:table-cell table:formula="of:=[.S205]-[.T205]" office:value-type="float" office:value="0" calcext:value-type="float">
            <text:p>0</text:p>
          </table:table-cell>
          <table:table-cell office:value-type="string" calcext:value-type="string">
            <text:p>à inconnu</text:p>
          </table:table-cell>
          <table:table-cell table:number-columns-repeated="1002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larges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257" calcext:value-type="float">
            <text:p>2 257,00</text:p>
          </table:table-cell>
          <table:table-cell office:value-type="string" calcext:value-type="string">
            <text:p>aunes</text:p>
          </table:table-cell>
          <table:table-cell table:number-columns-repeated="3"/>
          <table:table-cell table:style-name="ce21" table:formula="of:=[.L206]+([.M206]/20)+([.N206]/240)" office:value-type="float" office:value="0" calcext:value-type="float">
            <text:p>0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0" calcext:value-type="float">
            <text:p>0,0000</text:p>
          </table:table-cell>
          <table:table-cell table:formula="of:=[.S206]-[.T206]" office:value-type="float" office:value="0" calcext:value-type="float">
            <text:p>0</text:p>
          </table:table-cell>
          <table:table-cell office:value-type="string" calcext:value-type="string">
            <text:p>Marchandise non indentifiée. "à inconnu"</text:p>
          </table:table-cell>
          <table:table-cell table:number-columns-repeated="1002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uirs de génisses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879" calcext:value-type="float">
            <text:p>2 879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07]+([.M207]/20)+([.N207]/240)" office:value-type="float" office:value="18" calcext:value-type="float">
            <text:p>18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51822" calcext:value-type="float">
            <text:p>51 822,0000</text:p>
          </table:table-cell>
          <table:table-cell table:formula="of:=[.S207]-[.T207]" office:value-type="float" office:value="-51822" calcext:value-type="float">
            <text:p>-51822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au de mili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08]+([.M208]/20)+([.N208]/240)" office:value-type="float" office:value="4" calcext:value-type="float">
            <text:p>4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60" calcext:value-type="float">
            <text:p>60,0000</text:p>
          </table:table-cell>
          <table:table-cell table:formula="of:=[.S208]-[.T208]" office:value-type="float" office:value="-60" calcext:value-type="float">
            <text:p>-6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vanta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09]+([.M209]/20)+([.N209]/240)" office:value-type="float" office:value="3" calcext:value-type="float">
            <text:p>3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480" calcext:value-type="float">
            <text:p>480,0000</text:p>
          </table:table-cell>
          <table:table-cell table:formula="of:=[.S209]-[.T209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à cou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210]+([.M210]/20)+([.N210]/240)" office:value-type="float" office:value="2.25" calcext:value-type="float">
            <text:p>2,25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450" calcext:value-type="float">
            <text:p>450,0000</text:p>
          </table:table-cell>
          <table:table-cell table:formula="of:=[.S210]-[.T210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tiercon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211]+([.M211]/20)+([.N211]/240)" office:value-type="float" office:value="60" calcext:value-type="float">
            <text:p>60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1200" calcext:value-type="float">
            <text:p>1 200,0000</text:p>
          </table:table-cell>
          <table:table-cell table:formula="of:=[.S211]-[.T211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elin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550" calcext:value-type="float">
            <text:p>1 55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12]+([.M212]/20)+([.N212]/240)" office:value-type="float" office:value="3" calcext:value-type="float">
            <text:p>3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4650" calcext:value-type="float">
            <text:p>4 650,0000</text:p>
          </table:table-cell>
          <table:table-cell table:formula="of:=[.S212]-[.T212]" office:value-type="float" office:value="-4650" calcext:value-type="float">
            <text:p>-4650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772" calcext:value-type="float">
            <text:p>772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13]+([.M213]/20)+([.N213]/240)" office:value-type="float" office:value="4" calcext:value-type="float">
            <text:p>4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3088" calcext:value-type="float">
            <text:p>3 088,0000</text:p>
          </table:table-cell>
          <table:table-cell table:formula="of:=[.S213]-[.T213]" office:value-type="float" office:value="-3088" calcext:value-type="float">
            <text:p>-3088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à bull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2486" calcext:value-type="float">
            <text:p>42 48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14]+([.M214]/20)+([.N214]/240)" office:value-type="float" office:value="4" calcext:value-type="float">
            <text:p>4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169944" calcext:value-type="float">
            <text:p>169 944,0000</text:p>
          </table:table-cell>
          <table:table-cell table:formula="of:=[.S214]-[.T214]" office:value-type="float" office:value="-169944" calcext:value-type="float">
            <text:p>-169944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370" calcext:value-type="float">
            <text:p>5 370,00</text:p>
          </table:table-cell>
          <table:table-cell office:value-type="string" calcext:value-type="string">
            <text:p>livr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15]+([.M215]/20)+([.N215]/240)" office:value-type="float" office:value="15" calcext:value-type="float">
            <text:p>15,0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80550" calcext:value-type="float">
            <text:p>80 550,0000</text:p>
          </table:table-cell>
          <table:table-cell table:formula="of:=[.S215]-[.T215]" office:value-type="float" office:value="-80550" calcext:value-type="float">
            <text:p>-80550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mouton aprêt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216]+([.M216]/20)+([.N216]/240)" office:value-type="float" office:value="12" calcext:value-type="float">
            <text:p>12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1320" calcext:value-type="float">
            <text:p>1 320,0000</text:p>
          </table:table-cell>
          <table:table-cell table:formula="of:=[.S216]-[.T216]" office:value-type="float" office:value="-1320" calcext:value-type="float">
            <text:p>-1320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580" calcext:value-type="float">
            <text:p>4 580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1" table:formula="of:=[.L217]+([.M217]/20)+([.N217]/240)" office:value-type="float" office:value="36" calcext:value-type="float">
            <text:p>36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164880" calcext:value-type="float">
            <text:p>164 880,0000</text:p>
          </table:table-cell>
          <table:table-cell table:formula="of:=[.S217]-[.T217]" office:value-type="float" office:value="-164880" calcext:value-type="float">
            <text:p>-164880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az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1" calcext:value-type="float">
            <text:p>12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18]+([.M218]/20)+([.N218]/240)" office:value-type="float" office:value="2.5" calcext:value-type="float">
            <text:p>2,5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302.5" calcext:value-type="float">
            <text:p>302,5000</text:p>
          </table:table-cell>
          <table:table-cell table:formula="of:=[.S218]-[.T218]" office:value-type="float" office:value="-302.5" calcext:value-type="float">
            <text:p>-302,5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az de Maro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219]+([.M219]/20)+([.N219]/240)" office:value-type="float" office:value="2" calcext:value-type="float">
            <text:p>2,0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240" calcext:value-type="float">
            <text:p>240,0000</text:p>
          </table:table-cell>
          <table:table-cell table:formula="of:=[.S219]-[.T219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8000" calcext:value-type="float">
            <text:p>8 000,00</text:p>
          </table:table-cell>
          <table:table-cell office:value-type="string" calcext:value-type="string">
            <text:p>aun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220]+([.M220]/20)+([.N220]/240)" office:value-type="float" office:value="22" calcext:value-type="float">
            <text:p>22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76000" calcext:value-type="float">
            <text:p>176 000,0000</text:p>
          </table:table-cell>
          <table:table-cell table:formula="of:=[.S220]-[.T220]" office:value-type="float" office:value="-176000" calcext:value-type="float">
            <text:p>-176000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374" calcext:value-type="float">
            <text:p>2 374,00</text:p>
          </table:table-cell>
          <table:table-cell office:value-type="string" calcext:value-type="string">
            <text:p>aunes</text:p>
          </table:table-cell>
          <table:table-cell/>
          <table:table-cell table:style-name="ce18" office:value-type="float" office:value="45" calcext:value-type="float">
            <text:p>45,000</text:p>
          </table:table-cell>
          <table:table-cell/>
          <table:table-cell table:style-name="ce21" table:formula="of:=[.L221]+([.M221]/20)+([.N221]/240)" office:value-type="float" office:value="2.25" calcext:value-type="float">
            <text:p>2,25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5341.5" calcext:value-type="float">
            <text:p>5 341,5000</text:p>
          </table:table-cell>
          <table:table-cell table:formula="of:=[.S221]-[.T221]" office:value-type="float" office:value="-5341.5" calcext:value-type="float">
            <text:p>-5341,5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668" calcext:value-type="float">
            <text:p>1 668,00</text:p>
          </table:table-cell>
          <table:table-cell office:value-type="string" calcext:value-type="string">
            <text:p>aunes</text:p>
          </table:table-cell>
          <table:table-cell/>
          <table:table-cell table:style-name="ce18" office:value-type="float" office:value="28" calcext:value-type="float">
            <text:p>28,000</text:p>
          </table:table-cell>
          <table:table-cell/>
          <table:table-cell table:style-name="ce21" table:formula="of:=[.L222]+([.M222]/20)+([.N222]/240)" office:value-type="float" office:value="1.4" calcext:value-type="float">
            <text:p>1,4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2335.2" calcext:value-type="float">
            <text:p>2 335,2000</text:p>
          </table:table-cell>
          <table:table-cell table:formula="of:=[.S222]-[.T222]" office:value-type="float" office:value="-2335.2" calcext:value-type="float">
            <text:p>-2335,2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grat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96" calcext:value-type="float">
            <text:p>196,00</text:p>
          </table:table-cell>
          <table:table-cell office:value-type="string" calcext:value-type="string">
            <text:p>aunes</text:p>
          </table:table-cell>
          <table:table-cell/>
          <table:table-cell table:style-name="ce18" office:value-type="float" office:value="28" calcext:value-type="float">
            <text:p>28,000</text:p>
          </table:table-cell>
          <table:table-cell/>
          <table:table-cell table:style-name="ce21" table:formula="of:=[.L223]+([.M223]/20)+([.N223]/240)" office:value-type="float" office:value="1.4" calcext:value-type="float">
            <text:p>1,4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274.4" calcext:value-type="float">
            <text:p>274,4000</text:p>
          </table:table-cell>
          <table:table-cell table:formula="of:=[.S223]-[.T223]" office:value-type="float" office:value="-274.4" calcext:value-type="float">
            <text:p>-274,4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706" calcext:value-type="float">
            <text:p>6 706,00</text:p>
          </table:table-cell>
          <table:table-cell office:value-type="string" calcext:value-type="string">
            <text:p>aunes</text:p>
          </table:table-cell>
          <table:table-cell/>
          <table:table-cell table:style-name="ce18" office:value-type="float" office:value="16" calcext:value-type="float">
            <text:p>16,000</text:p>
          </table:table-cell>
          <table:table-cell/>
          <table:table-cell table:style-name="ce21" table:formula="of:=[.L224]+([.M224]/20)+([.N224]/240)" office:value-type="float" office:value="0.8" calcext:value-type="float">
            <text:p>0,8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5364.8" calcext:value-type="float">
            <text:p>5 364,8000</text:p>
          </table:table-cell>
          <table:table-cell table:formula="of:=[.S224]-[.T224]" office:value-type="float" office:value="-5364.8" calcext:value-type="float">
            <text:p>-5364,8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90" calcext:value-type="float">
            <text:p>490,00</text:p>
          </table:table-cell>
          <table:table-cell office:value-type="string" calcext:value-type="string">
            <text:p>aunes</text:p>
          </table:table-cell>
          <table:table-cell/>
          <table:table-cell table:style-name="ce18" office:value-type="float" office:value="18" calcext:value-type="float">
            <text:p>18,000</text:p>
          </table:table-cell>
          <table:table-cell/>
          <table:table-cell table:style-name="ce21" table:formula="of:=[.L225]+([.M225]/20)+([.N225]/240)" office:value-type="float" office:value="0.9" calcext:value-type="float">
            <text:p>0,9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441" calcext:value-type="float">
            <text:p>441,0000</text:p>
          </table:table-cell>
          <table:table-cell table:formula="of:=[.S225]-[.T225]" office:value-type="float" office:value="-441" calcext:value-type="float">
            <text:p>-441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aunes</text:p>
          </table:table-cell>
          <table:table-cell/>
          <table:table-cell table:style-name="ce18" office:value-type="float" office:value="17" calcext:value-type="float">
            <text:p>17,000</text:p>
          </table:table-cell>
          <table:table-cell/>
          <table:table-cell table:style-name="ce21" table:formula="of:=[.L226]+([.M226]/20)+([.N226]/240)" office:value-type="float" office:value="0.85" calcext:value-type="float">
            <text:p>0,85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153" calcext:value-type="float">
            <text:p>153,0000</text:p>
          </table:table-cell>
          <table:table-cell table:formula="of:=[.S226]-[.T226]" office:value-type="float" office:value="-153" calcext:value-type="float">
            <text:p>-153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s pri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228" calcext:value-type="float">
            <text:p>228,00</text:p>
          </table:table-cell>
          <table:table-cell office:value-type="string" calcext:value-type="string">
            <text:p>aunes</text:p>
          </table:table-cell>
          <table:table-cell/>
          <table:table-cell table:style-name="ce18" office:value-type="float" office:value="20" calcext:value-type="float">
            <text:p>20,000</text:p>
          </table:table-cell>
          <table:table-cell/>
          <table:table-cell table:style-name="ce21" table:formula="of:=[.L227]+([.M227]/20)+([.N227]/240)" office:value-type="float" office:value="1" calcext:value-type="float">
            <text:p>1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228" calcext:value-type="float">
            <text:p>228,0000</text:p>
          </table:table-cell>
          <table:table-cell table:formula="of:=[.S227]-[.T227]" office:value-type="float" office:value="-228" calcext:value-type="float">
            <text:p>-228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isse</text:p>
          </table:table-cell>
          <table:table-cell office:value-type="float" office:value="2473" calcext:value-type="float">
            <text:p>2 473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style-name="ce18"/>
          <table:table-cell/>
          <table:table-cell table:style-name="ce21" table:formula="of:=[.L228]+([.M228]/20)+([.N228]/240)" office:value-type="float" office:value="7" calcext:value-type="float">
            <text:p>7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17311" calcext:value-type="float">
            <text:p>17 311,0000</text:p>
          </table:table-cell>
          <table:table-cell table:formula="of:=[.S228]-[.T228]" office:value-type="float" office:value="-17311" calcext:value-type="float">
            <text:p>-17311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armes à feu, fusils et leurs bayonn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style-name="ce18"/>
          <table:table-cell/>
          <table:table-cell table:style-name="ce21" table:formula="of:=[.L229]+([.M229]/20)+([.N229]/240)" office:value-type="float" office:value="20" calcext:value-type="float">
            <text:p>20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1100" calcext:value-type="float">
            <text:p>1 100,0000</text:p>
          </table:table-cell>
          <table:table-cell table:formula="of:=[.S229]-[.T229]" office:value-type="float" office:value="-1100" calcext:value-type="float">
            <text:p>-1100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style-name="ce18"/>
          <table:table-cell/>
          <table:table-cell table:style-name="ce21" table:formula="of:=[.L230]+([.M230]/20)+([.N230]/240)" office:value-type="float" office:value="80" calcext:value-type="float">
            <text:p>80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720" calcext:value-type="float">
            <text:p>720,0000</text:p>
          </table:table-cell>
          <table:table-cell table:formula="of:=[.S230]-[.T230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22" calcext:value-type="float">
            <text:p>622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style-name="ce18"/>
          <table:table-cell/>
          <table:table-cell table:style-name="ce21" table:formula="of:=[.L231]+([.M231]/20)+([.N231]/240)" office:value-type="float" office:value="35" calcext:value-type="float">
            <text:p>35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21770" calcext:value-type="float">
            <text:p>21 770,0000</text:p>
          </table:table-cell>
          <table:table-cell table:formula="of:=[.S231]-[.T231]" office:value-type="float" office:value="-21770" calcext:value-type="float">
            <text:p>-21770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iercon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232]+([.M232]/20)+([.N232]/240)" office:value-type="float" office:value="50" calcext:value-type="float">
            <text:p>50,0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100" calcext:value-type="float">
            <text:p>100,0000</text:p>
          </table:table-cell>
          <table:table-cell table:formula="of:=[.S232]-[.T232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104" calcext:value-type="float">
            <text:p>18 1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1" table:formula="of:=[.L233]+([.M233]/20)+([.N233]/240)" office:value-type="float" office:value="0.225" calcext:value-type="float">
            <text:p>0,225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4073.4" calcext:value-type="float">
            <text:p>4 073,4000</text:p>
          </table:table-cell>
          <table:table-cell table:formula="of:=[.S233]-[.T233]" office:value-type="float" office:value="-4073.4" calcext:value-type="float">
            <text:p>-4073,4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5103" calcext:value-type="float">
            <text:p>25 10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1" table:formula="of:=[.L234]+([.M234]/20)+([.N234]/240)" office:value-type="float" office:value="0.375" calcext:value-type="float">
            <text:p>0,375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9413.625" calcext:value-type="float">
            <text:p>9 413,6250</text:p>
          </table:table-cell>
          <table:table-cell table:formula="of:=[.S234]-[.T234]" office:value-type="float" office:value="-9413.625" calcext:value-type="float">
            <text:p>-9413,63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235]+([.M235]/20)+([.N235]/240)" office:value-type="float" office:value="2.25" calcext:value-type="float">
            <text:p>2,25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3150" calcext:value-type="float">
            <text:p>3 150,0000</text:p>
          </table:table-cell>
          <table:table-cell table:formula="of:=[.S235]-[.T235]" office:value-type="float" office:value="-3150" calcext:value-type="float">
            <text:p>-3150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1" table:formula="of:=[.L236]+([.M236]/20)+([.N236]/240)" office:value-type="float" office:value="14" calcext:value-type="float">
            <text:p>14,0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140" calcext:value-type="float">
            <text:p>140,0000</text:p>
          </table:table-cell>
          <table:table-cell table:formula="of:=[.S236]-[.T236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artes à jou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37]+([.M237]/20)+([.N237]/240)" office:value-type="float" office:value="0.75" calcext:value-type="float">
            <text:p>0,75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900" calcext:value-type="float">
            <text:p>900,0000</text:p>
          </table:table-cell>
          <table:table-cell table:formula="of:=[.S237]-[.T237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496" calcext:value-type="float">
            <text:p>2 49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1" table:formula="of:=[.L238]+([.M238]/20)+([.N238]/240)" office:value-type="float" office:value="0.45" calcext:value-type="float">
            <text:p>0,45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1123.2" calcext:value-type="float">
            <text:p>1 123,2000</text:p>
          </table:table-cell>
          <table:table-cell table:formula="of:=[.S238]-[.T238]" office:value-type="float" office:value="-1123.2" calcext:value-type="float">
            <text:p>-1123,2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peaux casto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en nombre</text:p>
          </table:table-cell>
          <table:table-cell office:value-type="float" office:value="13" calcext:value-type="float">
            <text:p>13,000</text:p>
          </table:table-cell>
          <table:table-cell table:number-columns-repeated="2"/>
          <table:table-cell table:style-name="ce21" table:formula="of:=[.L239]+([.M239]/20)+([.N239]/240)" office:value-type="float" office:value="13" calcext:value-type="float">
            <text:p>13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936" calcext:value-type="float">
            <text:p>936,0000</text:p>
          </table:table-cell>
          <table:table-cell table:formula="of:=[.S239]-[.T239]" office:value-type="float" office:value="-936" calcext:value-type="float">
            <text:p>-936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apeaux my-casto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en nombre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240]+([.M240]/20)+([.N240]/240)" office:value-type="float" office:value="9" calcext:value-type="float">
            <text:p>9,0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1350" calcext:value-type="float">
            <text:p>1 350,0000</text:p>
          </table:table-cell>
          <table:table-cell table:formula="of:=[.S240]-[.T240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emises de 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241]+([.M241]/20)+([.N241]/240)" office:value-type="float" office:value="4.5" calcext:value-type="float">
            <text:p>4,5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900" calcext:value-type="float">
            <text:p>900,0000</text:p>
          </table:table-cell>
          <table:table-cell table:formula="of:=[.S241]-[.T241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emises commu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42]+([.M242]/20)+([.N242]/240)" office:value-type="float" office:value="5" calcext:value-type="float">
            <text:p>5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500" calcext:value-type="float">
            <text:p>500,0000</text:p>
          </table:table-cell>
          <table:table-cell table:formula="of:=[.S242]-[.T242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43" calcext:value-type="float">
            <text:p>443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43]+([.M243]/20)+([.N243]/240)" office:value-type="float" office:value="10" calcext:value-type="float">
            <text:p>10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4430" calcext:value-type="float">
            <text:p>4 430,0000</text:p>
          </table:table-cell>
          <table:table-cell table:formula="of:=[.S243]-[.T243]" office:value-type="float" office:value="-4430" calcext:value-type="float">
            <text:p>-4430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44]+([.M244]/20)+([.N244]/240)" office:value-type="float" office:value="0" calcext:value-type="float">
            <text:p>0,00000</text:p>
          </table:table-cell>
          <table:table-cell office:value-type="float" office:value="2980" calcext:value-type="float">
            <text:p>2980</text:p>
          </table:table-cell>
          <table:table-cell table:number-columns-repeated="2"/>
          <table:table-cell table:formula="of:=[.P244]+0.05*[.Q244]+[.R244]/240" office:value-type="float" office:value="2980" calcext:value-type="float">
            <text:p>2980</text:p>
          </table:table-cell>
          <table:table-cell table:formula="of:=[.J244]*[.O244]" office:value-type="float" office:value="0" calcext:value-type="float">
            <text:p>0,0000</text:p>
          </table:table-cell>
          <table:table-cell table:formula="of:=[.S244]-[.T244]" office:value-type="float" office:value="2980" calcext:value-type="float">
            <text:p>2980</text:p>
          </table:table-cell>
          <table:table-cell office:value-type="string" calcext:value-type="string">
            <text:p>valeur de 29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730" calcext:value-type="float">
            <text:p>17 7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1" table:formula="of:=[.L245]+([.M245]/20)+([.N245]/240)" office:value-type="float" office:value="0.275" calcext:value-type="float">
            <text:p>0,275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4875.75" calcext:value-type="float">
            <text:p>4 875,7500</text:p>
          </table:table-cell>
          <table:table-cell table:formula="of:=[.S245]-[.T245]" office:value-type="float" office:value="-4875.75" calcext:value-type="float">
            <text:p>-4875,75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46]+([.M246]/20)+([.N246]/240)" office:value-type="float" office:value="2" calcext:value-type="float">
            <text:p>2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320" calcext:value-type="float">
            <text:p>320,0000</text:p>
          </table:table-cell>
          <table:table-cell table:formula="of:=[.S246]-[.T246]" office:value-type="float" office:value="-320" calcext:value-type="float">
            <text:p>-320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out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47]+([.M247]/20)+([.N247]/240)" office:value-type="float" office:value="1.5" calcext:value-type="float">
            <text:p>1,5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45" calcext:value-type="float">
            <text:p>45,0000</text:p>
          </table:table-cell>
          <table:table-cell table:formula="of:=[.S247]-[.T247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crist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48]+([.M248]/20)+([.N248]/240)" office:value-type="float" office:value="0.4" calcext:value-type="float">
            <text:p>0,4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560" calcext:value-type="float">
            <text:p>560,0000</text:p>
          </table:table-cell>
          <table:table-cell table:formula="of:=[.S248]-[.T248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rap de Sed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aun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249]+([.M249]/20)+([.N249]/240)" office:value-type="float" office:value="22" calcext:value-type="float">
            <text:p>22,0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4400" calcext:value-type="float">
            <text:p>4 400,0000</text:p>
          </table:table-cell>
          <table:table-cell table:formula="of:=[.S249]-[.T249]" office:value-type="float" office:value="-4400" calcext:value-type="float">
            <text:p>-4400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drap de Vi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aun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250]+([.M250]/20)+([.N250]/240)" office:value-type="float" office:value="7" calcext:value-type="float">
            <text:p>7,0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315" calcext:value-type="float">
            <text:p>315,0000</text:p>
          </table:table-cell>
          <table:table-cell table:formula="of:=[.S250]-[.T250]" office:value-type="float" office:value="-315" calcext:value-type="float">
            <text:p>-315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32" calcext:value-type="float">
            <text:p>332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formula="of:=[.L251]+([.M251]/20)+([.N251]/240)" office:value-type="float" office:value="3.25" calcext:value-type="float">
            <text:p>3,25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1079" calcext:value-type="float">
            <text:p>1 079,0000</text:p>
          </table:table-cell>
          <table:table-cell table:formula="of:=[.S251]-[.T251]" office:value-type="float" office:value="-1079" calcext:value-type="float">
            <text:p>-1079</text:p>
          </table:table-cell>
          <table:table-cell table:number-columns-repeated="100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81" calcext:value-type="float">
            <text:p>381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252]+([.M252]/20)+([.N252]/240)" office:value-type="float" office:value="30" calcext:value-type="float">
            <text:p>30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11430" calcext:value-type="float">
            <text:p>11 430,0000</text:p>
          </table:table-cell>
          <table:table-cell table:formula="of:=[.S252]-[.T252]" office:value-type="float" office:value="-11430" calcext:value-type="float">
            <text:p>-11430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53]+([.M253]/20)+([.N253]/240)" office:value-type="float" office:value="0" calcext:value-type="float">
            <text:p>0,00000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formula="of:=[.P253]+0.05*[.Q253]+[.R253]/240" office:value-type="float" office:value="840" calcext:value-type="float">
            <text:p>840</text:p>
          </table:table-cell>
          <table:table-cell table:formula="of:=[.J253]*[.O253]" office:value-type="float" office:value="0" calcext:value-type="float">
            <text:p>0,0000</text:p>
          </table:table-cell>
          <table:table-cell table:formula="of:=[.S253]-[.T253]" office:value-type="float" office:value="840" calcext:value-type="float">
            <text:p>840</text:p>
          </table:table-cell>
          <table:table-cell office:value-type="string" calcext:value-type="string">
            <text:p>valeur de 84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er en pla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54]+([.M254]/20)+([.N254]/240)" office:value-type="float" office:value="6" calcext:value-type="float">
            <text:p>6,0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84" calcext:value-type="float">
            <text:p>84,0000</text:p>
          </table:table-cell>
          <table:table-cell table:formula="of:=[.S254]-[.T254]" office:value-type="float" office:value="-84" calcext:value-type="float">
            <text:p>-84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1" table:formula="of:=[.L255]+([.M255]/20)+([.N255]/240)" office:value-type="float" office:value="1.75" calcext:value-type="float">
            <text:p>1,75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787.5" calcext:value-type="float">
            <text:p>787,5000</text:p>
          </table:table-cell>
          <table:table-cell table:formula="of:=[.S255]-[.T255]" office:value-type="float" office:value="-787.5" calcext:value-type="float">
            <text:p>-787,5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56]+([.M256]/20)+([.N256]/240)" office:value-type="float" office:value="0" calcext:value-type="float">
            <text:p>0,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P256]+0.05*[.Q256]+[.R256]/240" office:value-type="float" office:value="300" calcext:value-type="float">
            <text:p>300</text:p>
          </table:table-cell>
          <table:table-cell table:formula="of:=[.J256]*[.O256]" office:value-type="float" office:value="0" calcext:value-type="float">
            <text:p>0,0000</text:p>
          </table:table-cell>
          <table:table-cell table:formula="of:=[.S256]-[.T256]" office:value-type="float" office:value="300" calcext:value-type="float">
            <text:p>300</text:p>
          </table:table-cell>
          <table:table-cell office:value-type="string" calcext:value-type="string">
            <text:p>valeur de 300 cy</text:p>
          </table:table-cell>
          <table:table-cell table:number-columns-repeated="1002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il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80" calcext:value-type="float">
            <text:p>2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257]+([.M257]/20)+([.N257]/240)" office:value-type="float" office:value="0.9" calcext:value-type="float">
            <text:p>0,9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252" calcext:value-type="float">
            <text:p>252,0000</text:p>
          </table:table-cell>
          <table:table-cell table:formula="of:=[.S257]-[.T257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romage de gruye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58]+([.M258]/20)+([.N258]/240)" office:value-type="float" office:value="0.4" calcext:value-type="float">
            <text:p>0,4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88" calcext:value-type="float">
            <text:p>88,0000</text:p>
          </table:table-cell>
          <table:table-cell table:formula="of:=[.S258]-[.T258]" office:value-type="float" office:value="-88" calcext:value-type="float">
            <text:p>-88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fromage de 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93" calcext:value-type="float">
            <text:p>39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259]+([.M259]/20)+([.N259]/240)" office:value-type="float" office:value="0.35" calcext:value-type="float">
            <text:p>0,35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137.55" calcext:value-type="float">
            <text:p>137,5500</text:p>
          </table:table-cell>
          <table:table-cell table:formula="of:=[.S259]-[.T259]" office:value-type="float" office:value="-137.55" calcext:value-type="float">
            <text:p>-137,55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iroff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21" table:formula="of:=[.L260]+([.M260]/20)+([.N260]/240)" office:value-type="float" office:value="11" calcext:value-type="float">
            <text:p>11,0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110" calcext:value-type="float">
            <text:p>110,0000</text:p>
          </table:table-cell>
          <table:table-cell table:formula="of:=[.S260]-[.T260]" office:value-type="float" office:value="-110" calcext:value-type="float">
            <text:p>-110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illets à nèg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61]+([.M261]/20)+([.N261]/240)" office:value-type="float" office:value="0" calcext:value-type="float">
            <text:p>0,00000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P261]+0.05*[.Q261]+[.R261]/240" office:value-type="float" office:value="2400" calcext:value-type="float">
            <text:p>2400</text:p>
          </table:table-cell>
          <table:table-cell table:formula="of:=[.J261]*[.O261]" office:value-type="float" office:value="0" calcext:value-type="float">
            <text:p>0,0000</text:p>
          </table:table-cell>
          <table:table-cell table:formula="of:=[.S261]-[.T261]" office:value-type="float" office:value="2400" calcext:value-type="float">
            <text:p>2400</text:p>
          </table:table-cell>
          <table:table-cell office:value-type="string" calcext:value-type="string">
            <text:p>valeur de 24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graine de jard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62]+([.M262]/20)+([.N262]/240)" office:value-type="float" office:value="1" calcext:value-type="float">
            <text:p>1,0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300" calcext:value-type="float">
            <text:p>300,0000</text:p>
          </table:table-cell>
          <table:table-cell table:formula="of:=[.S262]-[.T262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haches et serp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63]+([.M263]/20)+([.N263]/240)" office:value-type="float" office:value="1" calcext:value-type="float">
            <text:p>1,0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1200" calcext:value-type="float">
            <text:p>1 200,0000</text:p>
          </table:table-cell>
          <table:table-cell table:formula="of:=[.S263]-[.T263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hamack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64]+([.M264]/20)+([.N264]/240)" office:value-type="float" office:value="0" calcext:value-type="float">
            <text:p>0,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[.P264]+0.05*[.Q264]+[.R264]/240" office:value-type="float" office:value="240" calcext:value-type="float">
            <text:p>240</text:p>
          </table:table-cell>
          <table:table-cell table:formula="of:=[.J264]*[.O264]" office:value-type="float" office:value="0" calcext:value-type="float">
            <text:p>0,0000</text:p>
          </table:table-cell>
          <table:table-cell table:formula="of:=[.S264]-[.T264]" office:value-type="float" office:value="240" calcext:value-type="float">
            <text:p>240</text:p>
          </table:table-cell>
          <table:table-cell office:value-type="string" calcext:value-type="string">
            <text:p>valeur de 24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style-name="ce21" table:formula="of:=[.L265]+([.M265]/20)+([.N265]/240)" office:value-type="float" office:value="2.8" calcext:value-type="float">
            <text:p>2,8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302.4" calcext:value-type="float">
            <text:p>302,4000</text:p>
          </table:table-cell>
          <table:table-cell table:formula="of:=[.S265]-[.T265]" office:value-type="float" office:value="-302.4" calcext:value-type="float">
            <text:p>-302,4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1" table:formula="of:=[.L266]+([.M266]/20)+([.N266]/240)" office:value-type="float" office:value="0.7" calcext:value-type="float">
            <text:p>0,7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35" calcext:value-type="float">
            <text:p>35,0000</text:p>
          </table:table-cell>
          <table:table-cell table:formula="of:=[.S266]-[.T266]" office:value-type="float" office:value="-35" calcext:value-type="float">
            <text:p>-35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267]+([.M267]/20)+([.N267]/240)" office:value-type="float" office:value="0.4" calcext:value-type="float">
            <text:p>0,4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440" calcext:value-type="float">
            <text:p>440,0000</text:p>
          </table:table-cell>
          <table:table-cell table:formula="of:=[.S267]-[.T267]" office:value-type="float" office:value="-440" calcext:value-type="float">
            <text:p>-440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68]+([.M268]/20)+([.N268]/240)" office:value-type="float" office:value="40" calcext:value-type="float">
            <text:p>40,0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80" calcext:value-type="float">
            <text:p>80,0000</text:p>
          </table:table-cell>
          <table:table-cell table:formula="of:=[.S268]-[.T268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14540" calcext:value-type="float">
            <text:p>414 5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269]+([.M269]/20)+([.N269]/240)" office:value-type="float" office:value="0.25" calcext:value-type="float">
            <text:p>0,25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103635" calcext:value-type="float">
            <text:p>103 635,0000</text:p>
          </table:table-cell>
          <table:table-cell table:formula="of:=[.S269]-[.T269]" office:value-type="float" office:value="-103635" calcext:value-type="float">
            <text:p>-103635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lignes à pê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50" calcext:value-type="float">
            <text:p>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270]+([.M270]/20)+([.N270]/240)" office:value-type="float" office:value="1" calcext:value-type="float">
            <text:p>1,0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750" calcext:value-type="float">
            <text:p>750,0000</text:p>
          </table:table-cell>
          <table:table-cell table:formula="of:=[.S270]-[.T270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71]+([.M271]/20)+([.N271]/240)" office:value-type="float" office:value="0" calcext:value-type="float">
            <text:p>0,00000</text:p>
          </table:table-cell>
          <table:table-cell office:value-type="float" office:value="5117" calcext:value-type="float">
            <text:p>511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P271]+0.05*[.Q271]+[.R271]/240" office:value-type="float" office:value="5117.5" calcext:value-type="float">
            <text:p>5117,5</text:p>
          </table:table-cell>
          <table:table-cell table:formula="of:=[.J271]*[.O271]" office:value-type="float" office:value="0" calcext:value-type="float">
            <text:p>0,0000</text:p>
          </table:table-cell>
          <table:table-cell table:formula="of:=[.S271]-[.T271]" office:value-type="float" office:value="5117.5" calcext:value-type="float">
            <text:p>5117,5</text:p>
          </table:table-cell>
          <table:table-cell office:value-type="string" calcext:value-type="string">
            <text:p>valeur de 5117 L 10 S</text:p>
          </table:table-cell>
          <table:table-cell table:number-columns-repeated="100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êches à can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272]+([.M272]/20)+([.N272]/240)" office:value-type="float" office:value="0.15" calcext:value-type="float">
            <text:p>0,15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300" calcext:value-type="float">
            <text:p>300,0000</text:p>
          </table:table-cell>
          <table:table-cell table:formula="of:=[.S272]-[.T272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musca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livr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273]+([.M273]/20)+([.N273]/240)" office:value-type="float" office:value="9" calcext:value-type="float">
            <text:p>9,0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45" calcext:value-type="float">
            <text:p>45,0000</text:p>
          </table:table-cell>
          <table:table-cell table:formula="of:=[.S273]-[.T273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274]+([.M274]/20)+([.N274]/240)" office:value-type="float" office:value="0.6" calcext:value-type="float">
            <text:p>0,60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288" calcext:value-type="float">
            <text:p>288,0000</text:p>
          </table:table-cell>
          <table:table-cell table:formula="of:=[.S274]-[.T274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</text:p>
          </table:table-cell>
          <table:table-cell office:value-type="float" office:value="125" calcext:value-type="float">
            <text:p>125,000</text:p>
          </table:table-cell>
          <table:table-cell table:number-columns-repeated="2"/>
          <table:table-cell table:style-name="ce21" table:formula="of:=[.L275]+([.M275]/20)+([.N275]/240)" office:value-type="float" office:value="125" calcext:value-type="float">
            <text:p>125,0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625" calcext:value-type="float">
            <text:p>625,0000</text:p>
          </table:table-cell>
          <table:table-cell table:formula="of:=[.S275]-[.T275]" office:value-type="float" office:value="-625" calcext:value-type="float">
            <text:p>-625</text:p>
          </table:table-cell>
          <table:table-cell table:number-columns-repeated="100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poid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38" calcext:value-type="float">
            <text:p>538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76]+([.M276]/20)+([.N276]/240)" office:value-type="float" office:value="1.5" calcext:value-type="float">
            <text:p>1,500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807" calcext:value-type="float">
            <text:p>807,0000</text:p>
          </table:table-cell>
          <table:table-cell table:formula="of:=[.S276]-[.T276]" office:value-type="float" office:value="-807" calcext:value-type="float">
            <text:p>-807</text:p>
          </table:table-cell>
          <table:table-cell table:style-name="ce28"/>
          <table:table-cell table:number-columns-repeated="100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4.5" calcext:value-type="float">
            <text:p>34,50</text:p>
          </table:table-cell>
          <table:table-cell office:value-type="string" calcext:value-type="string">
            <text:p>grosses</text:p>
          </table:table-cell>
          <table:table-cell office:value-type="float" office:value="41" calcext:value-type="float">
            <text:p>41,000</text:p>
          </table:table-cell>
          <table:table-cell table:number-columns-repeated="2"/>
          <table:table-cell table:style-name="ce21" table:formula="of:=[.L277]+([.M277]/20)+([.N277]/240)" office:value-type="float" office:value="41" calcext:value-type="float">
            <text:p>41,00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1414.5" calcext:value-type="float">
            <text:p>1 414,5000</text:p>
          </table:table-cell>
          <table:table-cell table:formula="of:=[.S277]-[.T277]" office:value-type="float" office:value="-1414.5" calcext:value-type="float">
            <text:p>-1414,5</text:p>
          </table:table-cell>
          <table:table-cell table:number-columns-repeated="1003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78]+([.M278]/20)+([.N278]/240)" office:value-type="float" office:value="0" calcext:value-type="float">
            <text:p>0,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P278]+0.05*[.Q278]+[.R278]/240" office:value-type="float" office:value="300" calcext:value-type="float">
            <text:p>300</text:p>
          </table:table-cell>
          <table:table-cell table:formula="of:=[.J278]*[.O278]" office:value-type="float" office:value="0" calcext:value-type="float">
            <text:p>0,0000</text:p>
          </table:table-cell>
          <table:table-cell table:formula="of:=[.S278]-[.T278]" office:value-type="float" office:value="300" calcext:value-type="float">
            <text:p>300</text:p>
          </table:table-cell>
          <table:table-cell office:value-type="string" calcext:value-type="string">
            <text:p>valeur de 3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raisin se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79]+([.M279]/20)+([.N279]/240)" office:value-type="float" office:value="0.2" calcext:value-type="float">
            <text:p>0,20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200" calcext:value-type="float">
            <text:p>200,0000</text:p>
          </table:table-cell>
          <table:table-cell table:formula="of:=[.S279]-[.T279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aindo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140" calcext:value-type="float">
            <text:p>9 1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80]+([.M280]/20)+([.N280]/240)" office:value-type="float" office:value="0.5" calcext:value-type="float">
            <text:p>0,5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4570" calcext:value-type="float">
            <text:p>4 570,0000</text:p>
          </table:table-cell>
          <table:table-cell table:formula="of:=[.S280]-[.T280]" office:value-type="float" office:value="-4570" calcext:value-type="float">
            <text:p>-4570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ardines sa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281]+([.M281]/20)+([.N281]/240)" office:value-type="float" office:value="0.2" calcext:value-type="float">
            <text:p>0,200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200" calcext:value-type="float">
            <text:p>200,0000</text:p>
          </table:table-cell>
          <table:table-cell table:formula="of:=[.S281]-[.T281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tonneaux</text:p>
          </table:table-cell>
          <table:table-cell office:value-type="float" office:value="42" calcext:value-type="float">
            <text:p>42,000</text:p>
          </table:table-cell>
          <table:table-cell table:number-columns-repeated="2"/>
          <table:table-cell table:style-name="ce21" table:formula="of:=[.L282]+([.M282]/20)+([.N282]/240)" office:value-type="float" office:value="42" calcext:value-type="float">
            <text:p>42,0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4620" calcext:value-type="float">
            <text:p>4 620,0000</text:p>
          </table:table-cell>
          <table:table-cell table:formula="of:=[.S282]-[.T282]" office:value-type="float" office:value="-4620" calcext:value-type="float">
            <text:p>-4620</text:p>
          </table:table-cell>
          <table:table-cell table:number-columns-repeated="1003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ouliers angla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42" calcext:value-type="float">
            <text:p>642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83]+([.M283]/20)+([.N283]/240)" office:value-type="float" office:value="3" calcext:value-type="float">
            <text:p>3,0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1926" calcext:value-type="float">
            <text:p>1 926,0000</text:p>
          </table:table-cell>
          <table:table-cell table:formula="of:=[.S283]-[.T283]" office:value-type="float" office:value="-1926" calcext:value-type="float">
            <text:p>-1926</text:p>
          </table:table-cell>
          <table:table-cell table:number-columns-repeated="1003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ouliers ordinai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84]+([.M284]/20)+([.N284]/240)" office:value-type="float" office:value="24" calcext:value-type="float">
            <text:p>24,00000</text:p>
          </table:table-cell>
          <table:table-cell table:number-columns-repeated="3"/>
          <table:table-cell table:formula="of:=[.P284]+0.05*[.Q284]+[.R284]/240" office:value-type="float" office:value="0" calcext:value-type="float">
            <text:p>0</text:p>
          </table:table-cell>
          <table:table-cell table:formula="of:=[.J284]*[.O284]" office:value-type="float" office:value="1872" calcext:value-type="float">
            <text:p>1 872,0000</text:p>
          </table:table-cell>
          <table:table-cell table:formula="of:=[.S284]-[.T284]" office:value-type="float" office:value="-1872" calcext:value-type="float">
            <text:p>-1872</text:p>
          </table:table-cell>
          <table:table-cell table:number-columns-repeated="100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984" calcext:value-type="float">
            <text:p>3 9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285]+([.M285]/20)+([.N285]/240)" office:value-type="float" office:value="0.35" calcext:value-type="float">
            <text:p>0,350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1394.4" calcext:value-type="float">
            <text:p>1 394,4000</text:p>
          </table:table-cell>
          <table:table-cell table:formula="of:=[.S285]-[.T285]" office:value-type="float" office:value="-1394.4" calcext:value-type="float">
            <text:p>-1394,4</text:p>
          </table:table-cell>
          <table:table-cell table:number-columns-repeated="100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ailland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86]+([.M286]/20)+([.N286]/240)" office:value-type="float" office:value="0" calcext:value-type="float">
            <text:p>0,00000</text:p>
          </table:table-cell>
          <table:table-cell office:value-type="float" office:value="1222" calcext:value-type="float">
            <text:p>1222</text:p>
          </table:table-cell>
          <table:table-cell table:number-columns-repeated="2"/>
          <table:table-cell table:formula="of:=[.P286]+0.05*[.Q286]+[.R286]/240" office:value-type="float" office:value="1222" calcext:value-type="float">
            <text:p>1222</text:p>
          </table:table-cell>
          <table:table-cell table:formula="of:=[.J286]*[.O286]" office:value-type="float" office:value="0" calcext:value-type="float">
            <text:p>0,0000</text:p>
          </table:table-cell>
          <table:table-cell table:formula="of:=[.S286]-[.T286]" office:value-type="float" office:value="1222" calcext:value-type="float">
            <text:p>1222</text:p>
          </table:table-cell>
          <table:table-cell office:value-type="string" calcext:value-type="string">
            <text:p>valeur de 122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3.5" calcext:value-type="float">
            <text:p>503,5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1" table:formula="of:=[.L287]+([.M287]/20)+([.N287]/240)" office:value-type="float" office:value="2.25" calcext:value-type="float">
            <text:p>2,25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1132.875" calcext:value-type="float">
            <text:p>1 132,8750</text:p>
          </table:table-cell>
          <table:table-cell table:formula="of:=[.S287]-[.T287]" office:value-type="float" office:value="-1132.875" calcext:value-type="float">
            <text:p>-1132,88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88]+([.M288]/20)+([.N288]/240)" office:value-type="float" office:value="0" calcext:value-type="float">
            <text:p>0,00000</text:p>
          </table:table-cell>
          <table:table-cell office:value-type="float" office:value="235200" calcext:value-type="float">
            <text:p>235200</text:p>
          </table:table-cell>
          <table:table-cell table:number-columns-repeated="2"/>
          <table:table-cell table:formula="of:=[.P288]+0.05*[.Q288]+[.R288]/240" office:value-type="float" office:value="235200" calcext:value-type="float">
            <text:p>235200</text:p>
          </table:table-cell>
          <table:table-cell table:formula="of:=[.J288]*[.O288]" office:value-type="float" office:value="0" calcext:value-type="float">
            <text:p>0,0000</text:p>
          </table:table-cell>
          <table:table-cell table:formula="of:=[.S288]-[.T288]" office:value-type="float" office:value="235200" calcext:value-type="float">
            <text:p>235200</text:p>
          </table:table-cell>
          <table:table-cell office:value-type="string" calcext:value-type="string">
            <text:p>valeur de 2352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1" table:formula="of:=[.L289]+([.M289]/20)+([.N289]/240)" office:value-type="float" office:value="1.1" calcext:value-type="float">
            <text:p>1,10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2200" calcext:value-type="float">
            <text:p>2 200,0000</text:p>
          </table:table-cell>
          <table:table-cell table:formula="of:=[.S289]-[.T289]" office:value-type="float" office:value="-2200" calcext:value-type="float">
            <text:p>-2200</text:p>
          </table:table-cell>
          <table:table-cell table:number-columns-repeated="1003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87" calcext:value-type="float">
            <text:p>1 88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1" table:formula="of:=[.L290]+([.M290]/20)+([.N290]/240)" office:value-type="float" office:value="0.8" calcext:value-type="float">
            <text:p>0,8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1509.6" calcext:value-type="float">
            <text:p>1 509,6000</text:p>
          </table:table-cell>
          <table:table-cell table:formula="of:=[.S290]-[.T290]" office:value-type="float" office:value="-1509.6" calcext:value-type="float">
            <text:p>-1509,6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cr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410" calcext:value-type="float">
            <text:p>3 4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1" table:formula="of:=[.L291]+([.M291]/20)+([.N291]/240)" office:value-type="float" office:value="0.8" calcext:value-type="float">
            <text:p>0,80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2728" calcext:value-type="float">
            <text:p>2 728,0000</text:p>
          </table:table-cell>
          <table:table-cell table:formula="of:=[.S291]-[.T291]" office:value-type="float" office:value="-2728" calcext:value-type="float">
            <text:p>-2728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23" calcext:value-type="float">
            <text:p>42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1" table:formula="of:=[.L292]+([.M292]/20)+([.N292]/240)" office:value-type="float" office:value="0.85" calcext:value-type="float">
            <text:p>0,85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359.55" calcext:value-type="float">
            <text:p>359,5500</text:p>
          </table:table-cell>
          <table:table-cell table:formula="of:=[.S292]-[.T292]" office:value-type="float" office:value="-359.55" calcext:value-type="float">
            <text:p>-359,55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ging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1" table:formula="of:=[.L293]+([.M293]/20)+([.N293]/240)" office:value-type="float" office:value="0.95" calcext:value-type="float">
            <text:p>0,95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256.5" calcext:value-type="float">
            <text:p>256,5000</text:p>
          </table:table-cell>
          <table:table-cell table:formula="of:=[.S293]-[.T293]" office:value-type="float" office:value="-256.5" calcext:value-type="float">
            <text:p>-256,5</text:p>
          </table:table-cell>
          <table:table-cell table:number-columns-repeated="1003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 ging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94]+([.M294]/20)+([.N294]/240)" office:value-type="float" office:value="0" calcext:value-type="float">
            <text:p>0,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P294]+0.05*[.Q294]+[.R294]/240" office:value-type="float" office:value="500" calcext:value-type="float">
            <text:p>500</text:p>
          </table:table-cell>
          <table:table-cell table:formula="of:=[.J294]*[.O294]" office:value-type="float" office:value="0" calcext:value-type="float">
            <text:p>0,0000</text:p>
          </table:table-cell>
          <table:table-cell table:formula="of:=[.S294]-[.T294]" office:value-type="float" office:value="500" calcext:value-type="float">
            <text:p>500</text:p>
          </table:table-cell>
          <table:table-cell office:value-type="string" calcext:value-type="string">
            <text:p>valeur de 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s gross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295]+([.M295]/20)+([.N295]/240)" office:value-type="float" office:value="1.25" calcext:value-type="float">
            <text:p>1,25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100" calcext:value-type="float">
            <text:p>100,0000</text:p>
          </table:table-cell>
          <table:table-cell table:formula="of:=[.S295]-[.T295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s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20" calcext:value-type="float">
            <text:p>9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96]+([.M296]/20)+([.N296]/240)" office:value-type="float" office:value="2" calcext:value-type="float">
            <text:p>2,00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1840" calcext:value-type="float">
            <text:p>1 840,0000</text:p>
          </table:table-cell>
          <table:table-cell table:formula="of:=[.S296]-[.T296]" office:value-type="float" office:value="-1840" calcext:value-type="float">
            <text:p>-1840</text:p>
          </table:table-cell>
          <table:table-cell table:number-columns-repeated="100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toiles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97]+([.M297]/20)+([.N297]/240)" office:value-type="float" office:value="0" calcext:value-type="float">
            <text:p>0,00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P297]+0.05*[.Q297]+[.R297]/240" office:value-type="float" office:value="2000" calcext:value-type="float">
            <text:p>2000</text:p>
          </table:table-cell>
          <table:table-cell table:formula="of:=[.J297]*[.O297]" office:value-type="float" office:value="0" calcext:value-type="float">
            <text:p>0,0000</text:p>
          </table:table-cell>
          <table:table-cell table:formula="of:=[.S297]-[.T297]" office:value-type="float" office:value="2000" calcext:value-type="float">
            <text:p>2000</text:p>
          </table:table-cell>
          <table:table-cell office:value-type="string" calcext:value-type="string">
            <text:p>valeur de 2000 L </text:p>
          </table:table-cell>
          <table:table-cell table:number-columns-repeated="1002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erres communs à bo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table:number-columns-repeated="5"/>
          <table:table-cell table:style-name="ce21" table:formula="of:=[.L298]+([.M298]/20)+([.N298]/240)" office:value-type="float" office:value="0" calcext:value-type="float">
            <text:p>0,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P298]+0.05*[.Q298]+[.R298]/240" office:value-type="float" office:value="300" calcext:value-type="float">
            <text:p>300</text:p>
          </table:table-cell>
          <table:table-cell table:formula="of:=[.J298]*[.O298]" office:value-type="float" office:value="0" calcext:value-type="float">
            <text:p>0,0000</text:p>
          </table:table-cell>
          <table:table-cell table:formula="of:=[.S298]-[.T298]" office:value-type="float" office:value="300" calcext:value-type="float">
            <text:p>300</text:p>
          </table:table-cell>
          <table:table-cell office:value-type="string" calcext:value-type="string">
            <text:p>valeur de 300 L</text:p>
          </table:table-cell>
          <table:table-cell table:number-columns-repeated="1002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erres à vi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carreaux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299]+([.M299]/20)+([.N299]/240)" office:value-type="float" office:value="0.25" calcext:value-type="float">
            <text:p>0,25000</text:p>
          </table:table-cell>
          <table:table-cell table:number-columns-repeated="3"/>
          <table:table-cell table:formula="of:=[.P299]+0.05*[.Q299]+[.R299]/240" office:value-type="float" office:value="0" calcext:value-type="float">
            <text:p>0</text:p>
          </table:table-cell>
          <table:table-cell table:formula="of:=[.J299]*[.O299]" office:value-type="float" office:value="375" calcext:value-type="float">
            <text:p>375,0000</text:p>
          </table:table-cell>
          <table:table-cell table:formula="of:=[.S299]-[.T299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80" calcext:value-type="float">
            <text:p>280,00</text:p>
          </table:table-cell>
          <table:table-cell office:value-type="string" calcext:value-type="string">
            <text:p>tonneaux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300]+([.M300]/20)+([.N300]/240)" office:value-type="float" office:value="300" calcext:value-type="float">
            <text:p>300,00000</text:p>
          </table:table-cell>
          <table:table-cell table:number-columns-repeated="3"/>
          <table:table-cell table:formula="of:=[.P300]+0.05*[.Q300]+[.R300]/240" office:value-type="float" office:value="0" calcext:value-type="float">
            <text:p>0</text:p>
          </table:table-cell>
          <table:table-cell table:formula="of:=[.J300]*[.O300]" office:value-type="float" office:value="84000" calcext:value-type="float">
            <text:p>84 000,0000</text:p>
          </table:table-cell>
          <table:table-cell table:formula="of:=[.S300]-[.T300]" office:value-type="float" office:value="-84000" calcext:value-type="float">
            <text:p>-84000</text:p>
          </table:table-cell>
          <table:table-cell table:number-columns-repeated="100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de Cham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301]+([.M301]/20)+([.N301]/240)" office:value-type="float" office:value="2" calcext:value-type="float">
            <text:p>2,00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240" calcext:value-type="float">
            <text:p>240,0000</text:p>
          </table:table-cell>
          <table:table-cell table:formula="of:=[.S301]-[.T301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8" calcext:value-type="float">
            <text:p>1758</text:p>
          </table:table-cell>
          <table:table-cell office:value-type="string" calcext:value-type="string">
            <text:p>vin de Frontign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.3333333333" calcext:value-type="float">
            <text:p>4,33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302]+([.M302]/20)+([.N302]/240)" office:value-type="float" office:value="150" calcext:value-type="float">
            <text:p>150,00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649.999999995" calcext:value-type="float">
            <text:p>650,0000</text:p>
          </table:table-cell>
          <table:table-cell table:formula="of:=[.S302]-[.T302]" office:value-type="float" office:value="-649.999999995" calcext:value-type="float">
            <text:p>-650</text:p>
          </table:table-cell>
          <table:table-cell table:number-columns-repeated="1003"/>
        </table:table-row>
        <table:table-row table:style-name="ro2" table:number-rows-repeated="298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1"/>
          <table:table-cell table:number-columns-repeated="1015"/>
        </table:table-row>
        <table:table-row table:style-name="ro2" table:number-rows-repeated="249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23:07:35.7896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7H4M21S</meta:editing-duration>
    <meta:editing-cycles>138</meta:editing-cycles>
    <meta:generator>LibreOffice/5.1.6.2$MacOSX_X86_64 LibreOffice_project/07ac168c60a517dba0f0d7bc7540f5afa45f0909</meta:generator>
    <dc:date>2017-06-19T09:25:46.868858000</dc:date>
    <meta:document-statistic meta:table-count="3" meta:cell-count="5373" meta:object-count="0"/>
    <meta:user-defined meta:name="Info 1"/>
    <meta:user-defined meta:name="Info 2"/>
    <meta:user-defined meta:name="Info 3"/>
    <meta:user-defined meta:name="Info 4"/>
  </office:meta>
</office:document-meta>
</file>